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11111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First</text:p>
          </table:table-cell>
          <table:table-cell office:value-type="time" office:time-value="PT12H12M17.000S" table:style-name="ce9">
            <text:p>12:12:17</text:p>
          </table:table-cell>
          <table:table-cell office:value-type="string" table:style-name="ce12">
            <text:p>Last</text:p>
          </table:table-cell>
          <table:table-cell office:value-type="time" office:time-value="PT12H13M47.000S" table:style-name="ce9">
            <text:p>12:13:47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238.60000000000002" table:style-name="ce13">
            <text:p>239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20.399999999999999" table:style-name="ce14">
            <text:p>20.4</text:p>
          </table:table-cell>
          <table:table-cell office:value-type="float" office:value="3.4249999999999998" table:style-name="ce14">
            <text:p>3.4</text:p>
          </table:table-cell>
          <table:table-cell office:value-type="float" office:value="8.7249999999999996" table:style-name="ce14">
            <text:p>8.7</text:p>
          </table:table-cell>
          <table:table-cell office:value-type="float" office:value="67.375" table:style-name="ce14">
            <text:p>67.4</text:p>
          </table:table-cell>
          <table:table-cell office:value-type="float" office:value="23.824999999999999" table:style-name="ce14">
            <text:p>23.8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362.2" table:style-name="ce13">
            <text:p>362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37.299999999999997" table:style-name="ce14">
            <text:p>37.3</text:p>
          </table:table-cell>
          <table:table-cell office:value-type="float" office:value="5.4" table:style-name="ce14">
            <text:p>5.4</text:p>
          </table:table-cell>
          <table:table-cell office:value-type="float" office:value="15.2" table:style-name="ce14">
            <text:p>15.2</text:p>
          </table:table-cell>
          <table:table-cell office:value-type="float" office:value="97.6" table:style-name="ce14">
            <text:p>97.6</text:p>
          </table:table-cell>
          <table:table-cell office:value-type="float" office:value="42.699999999999996" table:style-name="ce14">
            <text:p>42.7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2116H13M47.000S" table:style-name="ce9">
            <text:p>12:13:47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1.8284313725490196" table:style-name="ce14">
            <text:p>1.8</text:p>
          </table:table-cell>
          <table:table-cell office:value-type="float" office:value="1.5766423357664237" table:style-name="ce14">
            <text:p>1.6</text:p>
          </table:table-cell>
          <table:table-cell office:value-type="float" office:value="1.7421203438395416" table:style-name="ce14">
            <text:p>1.7</text:p>
          </table:table-cell>
          <table:table-cell office:value-type="float" office:value="1.4486085343228199" table:style-name="ce14">
            <text:p>1.4</text:p>
          </table:table-cell>
          <table:table-cell office:value-type="float" office:value="1.7922350472193074" table:style-name="ce14">
            <text:p>1.8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104.22899999999998" table:style-name="ce13">
            <text:p>104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499.1339999999999" table:style-name="ce13">
            <text:p>499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.20881967567827478" table:style-name="ce14">
            <text:p>0.2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26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1-13T00:00:00" table:style-name="ce5">
            <text:p>13-Jan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26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2M12.160S" table:style-name="ce6">
            <text:p>00:12: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roo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4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.82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isk /dev/sda: 8592 MB, 8592031744 by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255 heads, 63 sectors/track, 1044 cylinde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Units = cylinders of 16065 * 512 = 8225280 by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Sector size (logical/physical): 512 bytes / 512 by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I/O size (minimum/optimal): 512 bytes / 512 by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isk identifier: 0x000978a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<text:s text:c="3"/>Device Boot <text:s text:c="5"/>Start <text:s text:c="8"/>End <text:s text:c="5"/>Blocks <text:s text:c="2"/>Id <text:s/>Syste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dev/sda1 <text:s text:c="2"/>* <text:s text:c="10"/>1 <text:s text:c="8"/>994 <text:s text:c="4"/>7977984 <text:s text:c="2"/>83 <text:s/>Linu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Partition 1 does not end on cylinder boundary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dev/sda2 <text:s text:c="12"/>994 <text:s text:c="7"/>1045 <text:s text:c="5"/>407553 <text:s text:c="3"/>5 <text:s/>Extend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dev/sda5 <text:s text:c="12"/>994 <text:s text:c="7"/>1045 <text:s text:c="5"/>407552 <text:s text:c="2"/>82 <text:s/>Linux swap / Solari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20564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9"/>1249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10"/>337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1120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8"/>36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1197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6957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1577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2"/>5896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5"/>394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1061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11796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9"/>175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767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1074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3790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7439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151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1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23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162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69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2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48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14357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1098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6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74524 0 9721 3350799 11855 1 3542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16977 0 2633 838197 1655 1 2395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19991 0 1845 838299 2655 0 323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19388 0 2462 837896 2564 0 326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18167 0 2780 836405 4980 0 497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1633898 49 7 0 0 0 0 2 0 1 0 0 0 124 0 47148 70 0 0 0 0 0 0 0 22 0 0 0 0 0 0 0 0 252263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10105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264283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36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1054449 0 405270 53566 137793 47190 0 3 99591 464 3105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<text:s text:c="4"/>448 <text:s text:c="6"/>6 <text:s text:c="3"/>0 <text:s text:c="3"/>0 <text:s text:c="3"/>0 <text:s text:c="4"/>0 <text:s text:c="9"/>0 <text:s text:c="8"/>0 <text:s text:c="5"/>448 <text:s text:c="6"/>6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15191320 <text:s/>169645 <text:s text:c="3"/>0 <text:s text:c="3"/>5 <text:s text:c="3"/>0 <text:s text:c="4"/>0 <text:s text:c="9"/>0 <text:s text:c="8"/>0 177917012 <text:s/>134103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1798 22079 821438 210580 35350 199753 1884064 1527120 0 171896 17453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1566 21342 813698 208900 35093 192743 1825928 1513372 0 170420 17298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196 0 0 0 0 0 196 1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177 727 7232 1160 254 7010 58136 13748 0 6932 149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626 134749 40 40 6 59 132 151 20 0 1 0 4 2928640 279 4294967295 4120576 4220412 3214077920 3214072892 10208278 0 0 4096 536946211 3223525726 0 0 0 1 0 0 102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5 279 274 25 0 138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06:f7:00:f5:e6:75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4f7:ff:fef5:e675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69645 errors:0 dropped:5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134103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15191320 (15.1 MB) <text:s/>TX bytes:177917012 (177.9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6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6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448 (448.0 B) <text:s/>TX bytes:448 (448.0 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2544 <text:s text:c="5"/>4736 <text:s/>35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2"/>999 <text:s text:c="8"/>1 <text:s text:c="6"/>999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1005 <text:s text:c="8"/>0 <text:s text:c="5"/>1005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1005 <text:s text:c="8"/>1 <text:s text:c="5"/>1005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1005 <text:s text:c="8"/>0 <text:s text:c="5"/>1005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297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1.26389in" svg:width="13.11111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6.69444in" svg:width="13.11111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2116H12M17.000S" table:style-name="ce9">
            <text:p>12:12:17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97.6" table:style-name="ce1">
            <text:p>97.6</text:p>
          </table:table-cell>
          <table:table-cell office:value-type="float" office:value="1.9" table:style-name="ce1">
            <text:p>1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116H12M47.000S" table:style-name="ce9">
            <text:p>12:12:47</text:p>
          </table:table-cell>
          <table:table-cell office:value-type="float" office:value="19.600000000000001" table:style-name="ce1">
            <text:p>19.6</text:p>
          </table:table-cell>
          <table:table-cell office:value-type="float" office:value="3.1" table:style-name="ce1">
            <text:p>3.1</text:p>
          </table:table-cell>
          <table:table-cell office:value-type="float" office:value="8.1" table:style-name="ce1">
            <text:p>8.1</text:p>
          </table:table-cell>
          <table:table-cell office:value-type="float" office:value="69.099999999999994" table:style-name="ce1">
            <text:p>69.1</text:p>
          </table:table-cell>
          <table:table-cell office:value-type="float" office:value="22.700000000000003" table:style-name="ce1">
            <text:p>22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116H13M17.000S" table:style-name="ce9">
            <text:p>12:13:17</text:p>
          </table:table-cell>
          <table:table-cell office:value-type="float" office:value="37.299999999999997" table:style-name="ce1">
            <text:p>37.3</text:p>
          </table:table-cell>
          <table:table-cell office:value-type="float" office:value="5.4" table:style-name="ce1">
            <text:p>5.4</text:p>
          </table:table-cell>
          <table:table-cell office:value-type="float" office:value="11.2" table:style-name="ce1">
            <text:p>11.2</text:p>
          </table:table-cell>
          <table:table-cell office:value-type="float" office:value="46" table:style-name="ce1">
            <text:p>46</text:p>
          </table:table-cell>
          <table:table-cell office:value-type="float" office:value="42.699999999999996" table:style-name="ce1">
            <text:p>42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116H13M47.000S" table:style-name="ce9">
            <text:p>12:13:47</text:p>
          </table:table-cell>
          <table:table-cell office:value-type="float" office:value="23.2" table:style-name="ce1">
            <text:p>23.2</text:p>
          </table:table-cell>
          <table:table-cell office:value-type="float" office:value="4.8" table:style-name="ce1">
            <text:p>4.8</text:p>
          </table:table-cell>
          <table:table-cell office:value-type="float" office:value="15.2" table:style-name="ce1">
            <text:p>15.2</text:p>
          </table:table-cell>
          <table:table-cell office:value-type="float" office:value="56.8" table:style-name="ce1">
            <text:p>56.8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20.399999999999999" table:style-name="ce1">
            <text:p>20.4</text:p>
          </table:table-cell>
          <table:table-cell office:value-type="float" office:value="3.4249999999999998" table:style-name="ce1">
            <text:p>3.425</text:p>
          </table:table-cell>
          <table:table-cell office:value-type="float" office:value="8.7249999999999996" table:style-name="ce1">
            <text:p>8.725</text:p>
          </table:table-cell>
          <table:table-cell office:value-type="float" office:value="67.375" table:style-name="ce1">
            <text:p>67.375</text:p>
          </table:table-cell>
          <table:table-cell office:value-type="float" office:value="23.824999999999999" table:style-name="ce1">
            <text:p>23.825</text:p>
          </table:table-cell>
          <table:table-cell table:number-columns-repeated="16378" table:style-name="ce1"/>
        </table:table-row>
        <table:table-row table:number-rows-repeated="1048569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11111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17.05" table:style-name="ce11">
            <text:p>17.1</text:p>
          </table:table-cell>
          <table:table-cell office:value-type="float" office:value="2.85" table:style-name="ce11">
            <text:p>2.9</text:p>
          </table:table-cell>
          <table:table-cell office:value-type="float" office:value="1.9249999999999998" table:style-name="ce11">
            <text:p>1.9</text:p>
          </table:table-cell>
          <table:table-cell office:value-type="float" office:value="78.174999999999997" table:style-name="ce11">
            <text:p>78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21.725000000000001" table:style-name="ce11">
            <text:p>21.7</text:p>
          </table:table-cell>
          <table:table-cell office:value-type="float" office:value="3.0749999999999997" table:style-name="ce11">
            <text:p>3.1</text:p>
          </table:table-cell>
          <table:table-cell office:value-type="float" office:value="2.0999999999999996" table:style-name="ce11">
            <text:p>2.1</text:p>
          </table:table-cell>
          <table:table-cell office:value-type="float" office:value="73.099999999999994" table:style-name="ce11">
            <text:p>73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21.725000000000001" table:style-name="ce11">
            <text:p>21.7</text:p>
          </table:table-cell>
          <table:table-cell office:value-type="float" office:value="2.8499999999999996" table:style-name="ce11">
            <text:p>2.9</text:p>
          </table:table-cell>
          <table:table-cell office:value-type="float" office:value="2.4" table:style-name="ce11">
            <text:p>2.4</text:p>
          </table:table-cell>
          <table:table-cell office:value-type="float" office:value="73.025000000000006" table:style-name="ce11">
            <text:p>73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21.325000000000003" table:style-name="ce11">
            <text:p>21.3</text:p>
          </table:table-cell>
          <table:table-cell office:value-type="float" office:value="4.8250000000000002" table:style-name="ce11">
            <text:p>4.8</text:p>
          </table:table-cell>
          <table:table-cell office:value-type="float" office:value="27.824999999999999" table:style-name="ce11">
            <text:p>27.8</text:p>
          </table:table-cell>
          <table:table-cell office:value-type="float" office:value="46.024999999999999" table:style-name="ce11">
            <text:p>46.0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1.26389in" svg:width="13.11111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6.69444in" svg:width="13.11111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26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2116H12M17.000S" table:style-name="ce9">
            <text:p>12:12:17</text:p>
          </table:table-cell>
          <table:table-cell office:value-type="float" office:value="3148.6" table:style-name="ce1">
            <text:p>3148.6</text:p>
          </table:table-cell>
          <table:table-cell office:value-type="float" office:value="0" table:style-name="ce1">
            <text:p>0</text:p>
          </table:table-cell>
          <table:table-cell office:value-type="float" office:value="48.6" table:style-name="ce1">
            <text:p>48.6</text:p>
          </table:table-cell>
          <table:table-cell table:number-columns-repeated="16380"/>
        </table:table-row>
        <table:table-row table:style-name="ro1">
          <table:table-cell office:value-type="time" office:time-value="PT982116H12M47.000S" table:style-name="ce9">
            <text:p>12:12:47</text:p>
          </table:table-cell>
          <table:table-cell office:value-type="float" office:value="58.6" table:style-name="ce1">
            <text:p>58.6</text:p>
          </table:table-cell>
          <table:table-cell office:value-type="float" office:value="1553.8" table:style-name="ce1">
            <text:p>1553.8</text:p>
          </table:table-cell>
          <table:table-cell office:value-type="float" office:value="232" table:style-name="ce1">
            <text:p>232</text:p>
          </table:table-cell>
          <table:table-cell table:number-columns-repeated="16380"/>
        </table:table-row>
        <table:table-row table:style-name="ro1">
          <table:table-cell office:value-type="time" office:time-value="PT982116H13M17.000S" table:style-name="ce9">
            <text:p>12:13:17</text:p>
          </table:table-cell>
          <table:table-cell office:value-type="float" office:value="156.49999999999997" table:style-name="ce1">
            <text:p>156.5</text:p>
          </table:table-cell>
          <table:table-cell office:value-type="float" office:value="9583.3999999999978" table:style-name="ce1">
            <text:p>9583.4</text:p>
          </table:table-cell>
          <table:table-cell office:value-type="float" office:value="311.59999999999997" table:style-name="ce1">
            <text:p>311.6</text:p>
          </table:table-cell>
          <table:table-cell table:number-columns-repeated="16380"/>
        </table:table-row>
        <table:table-row table:style-name="ro1">
          <table:table-cell office:value-type="time" office:time-value="PT982116H13M47.000S" table:style-name="ce9">
            <text:p>12:13:47</text:p>
          </table:table-cell>
          <table:table-cell office:value-type="float" office:value="110.6" table:style-name="ce1">
            <text:p>110.6</text:p>
          </table:table-cell>
          <table:table-cell office:value-type="float" office:value="5500.6" table:style-name="ce1">
            <text:p>5500.6</text:p>
          </table:table-cell>
          <table:table-cell office:value-type="float" office:value="362.2" table:style-name="ce1">
            <text:p>362.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868.57499999999993" table:formula="msoxl:=AVERAGE(B2:B5)" table:style-name="ce8">
            <text:p>868.6</text:p>
          </table:table-cell>
          <table:table-cell office:value-type="float" office:value="4159.4499999999989" table:formula="msoxl:=AVERAGE(C2:C5)" table:style-name="ce8">
            <text:p>4159.5</text:p>
          </table:table-cell>
          <table:table-cell office:value-type="float" office:value="238.60000000000002" table:formula="msoxl:=AVERAGE(D2:D5)" table:style-name="ce8">
            <text:p>238.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996.4166616296811" table:formula="msoxl:=IF(B7=0,0,MAX(SUMPRODUCT(B2:B5,B2:B5)/SUM(B2:B5)-B7,0))" table:style-name="ce8">
            <text:p>1996.4</text:p>
          </table:table-cell>
          <table:table-cell office:value-type="float" office:value="3324.2588052506944" table:formula="msoxl:=IF(C7=0,0,MAX(SUMPRODUCT(C2:C5,C2:C5)/SUM(C2:C5)-C7,0))" table:style-name="ce8">
            <text:p>3324.3</text:p>
          </table:table-cell>
          <table:table-cell office:value-type="float" office:value="59.460938809723302" table:formula="msoxl:=IF(D7=0,0,MAX(SUMPRODUCT(D2:D5,D2:D5)/SUM(D2:D5)-D7,0))" table:style-name="ce8">
            <text:p>59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83.60833837031896" table:formula="msoxl:=ABS(MAX(B2:B5)-B7-B8)" table:style-name="ce8">
            <text:p>283.6</text:p>
          </table:table-cell>
          <table:table-cell office:value-type="float" office:value="2099.6911947493045" table:formula="msoxl:=ABS(MAX(C2:C5)-C7-C8)" table:style-name="ce8">
            <text:p>2099.7</text:p>
          </table:table-cell>
          <table:table-cell office:value-type="float" office:value="64.139061190276664" table:formula="msoxl:=ABS(MAX(D2:D5)-D7-D8)" table:style-name="ce8">
            <text:p>64.1</text:p>
          </table:table-cell>
          <table:table-cell table:number-columns-repeated="16380"/>
        </table:table-row>
        <table:table-row table:number-rows-repeated="1048567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1.26389in" svg:width="13.11111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6.69444in" svg:width="13.11111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260_Threads</text:p>
          </table:table-cell>
          <table:table-cell office:value-type="string" table:style-name="ce1">
            <text:p>sda5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116H12M17.000S" table:style-name="ce9">
            <text:p>12:12:17</text:p>
          </table:table-cell>
          <table:table-cell office:value-type="float" office:value="0" table:style-name="ce1">
            <text:p>0</text:p>
          </table:table-cell>
          <table:table-cell office:value-type="float" office:value="64.8" table:style-name="ce1">
            <text:p>64.8</text:p>
          </table:table-cell>
          <table:table-cell office:value-type="float" office:value="64.8" table:style-name="ce1">
            <text:p>64.8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9.6" table:style-name="ce1">
            <text:p>129.6</text:p>
          </table:table-cell>
          <table:table-cell table:number-columns-repeated="16128"/>
        </table:table-row>
        <table:table-row table:style-name="ro1">
          <table:table-cell office:value-type="time" office:time-value="PT982116H12M47.000S" table:style-name="ce9">
            <text:p>12:12:47</text:p>
          </table:table-cell>
          <table:table-cell office:value-type="float" office:value="21.3" table:style-name="ce1">
            <text:p>21.3</text:p>
          </table:table-cell>
          <table:table-cell office:value-type="float" office:value="7" table:style-name="ce1">
            <text:p>7</text:p>
          </table:table-cell>
          <table:table-cell office:value-type="float" office:value="6.9" table:style-name="ce1">
            <text:p>6.9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5.200000000000003" table:style-name="ce1">
            <text:p>35.2</text:p>
          </table:table-cell>
          <table:table-cell table:number-columns-repeated="16128"/>
        </table:table-row>
        <table:table-row table:style-name="ro1">
          <table:table-cell office:value-type="time" office:time-value="PT982116H13M17.000S" table:style-name="ce9">
            <text:p>12:13:17</text:p>
          </table:table-cell>
          <table:table-cell office:value-type="float" office:value="167.3" table:style-name="ce1">
            <text:p>167.3</text:p>
          </table:table-cell>
          <table:table-cell office:value-type="float" office:value="31.3" table:style-name="ce1">
            <text:p>31.3</text:p>
          </table:table-cell>
          <table:table-cell office:value-type="float" office:value="28.4" table:style-name="ce1">
            <text:p>28.4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27.00000000000003" table:style-name="ce1">
            <text:p>227</text:p>
          </table:table-cell>
          <table:table-cell table:number-columns-repeated="16128"/>
        </table:table-row>
        <table:table-row table:style-name="ro1">
          <table:table-cell office:value-type="time" office:time-value="PT982116H13M47.000S" table:style-name="ce9">
            <text:p>12:13:47</text:p>
          </table:table-cell>
          <table:table-cell office:value-type="float" office:value="495.3" table:style-name="ce1">
            <text:p>495.3</text:p>
          </table:table-cell>
          <table:table-cell office:value-type="float" office:value="15.5" table:style-name="ce1">
            <text:p>15.5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25.79999999999995" table:style-name="ce1">
            <text:p>525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70.97500000000002" table:formula="msoxl:=AVERAGE(B2:B5)" table:style-name="ce8">
            <text:p>171.0</text:p>
          </table:table-cell>
          <table:table-cell office:value-type="float" office:value="29.65" table:formula="msoxl:=AVERAGE(C2:C5)" table:style-name="ce8">
            <text:p>29.7</text:p>
          </table:table-cell>
          <table:table-cell office:value-type="float" office:value="28.774999999999999" table:formula="msoxl:=AVERAGE(D2:D5)" table:style-name="ce8">
            <text:p>28.8</text:p>
          </table:table-cell>
          <table:table-cell office:value-type="float" office:value="0" table:formula="msoxl:=AVERAGE(E2:E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29.32485377979231" table:formula="msoxl:=IF(B7=0,0,MAX(SUMPRODUCT(B2:B5,B2:B5)/SUM(B2:B5)-B7,0))" table:style-name="ce8">
            <text:p>229.3</text:p>
          </table:table-cell>
          <table:table-cell office:value-type="float" office:value="16.454384485666104" table:formula="msoxl:=IF(C7=0,0,MAX(SUMPRODUCT(C2:C5,C2:C5)/SUM(C2:C5)-C7,0))" table:style-name="ce8">
            <text:p>16.5</text:p>
          </table:table-cell>
          <table:table-cell office:value-type="float" office:value="17.08260208514335" table:formula="msoxl:=IF(D7=0,0,MAX(SUMPRODUCT(D2:D5,D2:D5)/SUM(D2:D5)-D7,0))" table:style-name="ce8">
            <text:p>17.1</text:p>
          </table:table-cell>
          <table:table-cell office:value-type="float" office:value="0" table:formula="msoxl:=IF(E7=0,0,MAX(SUMPRODUCT(E2:E5,E2:E5)/SUM(E2:E5)-E7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95.000146220207682" table:formula="msoxl:=ABS(MAX(B2:B5)-B7-B8)" table:style-name="ce8">
            <text:p>95.0</text:p>
          </table:table-cell>
          <table:table-cell office:value-type="float" office:value="18.695615514333895" table:formula="msoxl:=ABS(MAX(C2:C5)-C7-C8)" table:style-name="ce8">
            <text:p>18.7</text:p>
          </table:table-cell>
          <table:table-cell office:value-type="float" office:value="18.942397914856649" table:formula="msoxl:=ABS(MAX(D2:D5)-D7-D8)" table:style-name="ce8">
            <text:p>18.9</text:p>
          </table:table-cell>
          <table:table-cell office:value-type="float" office:value="0" table:formula="msoxl:=ABS(MAX(E2:E5)-E7-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400.29985377979233" table:formula="msoxl:=B7+ B8" table:style-name="ce8">
            <text:p>400.3</text:p>
          </table:table-cell>
          <table:table-cell office:value-type="float" office:value="46.104384485666102" table:formula="msoxl:=C7+ C8" table:style-name="ce8">
            <text:p>46.1</text:p>
          </table:table-cell>
          <table:table-cell office:value-type="float" office:value="45.857602085143348" table:formula="msoxl:=D7+ D8" table:style-name="ce8">
            <text:p>45.9</text:p>
          </table:table-cell>
          <table:table-cell office:value-type="float" office:value="0" table:formula="msoxl:=E7+ E8" table:style-name="ce8">
            <text:p>0.0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1.26389in" svg:width="13.11111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6.69444in" svg:width="13.11111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5</text:p>
          </table:table-cell>
          <table:table-cell office:value-type="string" table:style-name="ce1">
            <text:p>sda2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116H12M17.000S" table:style-name="ce9">
            <text:p>12:12:17</text:p>
          </table:table-cell>
          <table:table-cell office:value-type="float" office:value="2.4" table:style-name="ce1">
            <text:p>2.4</text:p>
          </table:table-cell>
          <table:table-cell office:value-type="float" office:value="3.2" table:style-name="ce1">
            <text:p>3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6" table:style-name="ce1">
            <text:p>5.6</text:p>
          </table:table-cell>
          <table:table-cell table:number-columns-repeated="16128"/>
        </table:table-row>
        <table:table-row table:style-name="ro1">
          <table:table-cell office:value-type="time" office:time-value="PT982116H12M47.000S" table:style-name="ce9">
            <text:p>12:12:47</text:p>
          </table:table-cell>
          <table:table-cell office:value-type="float" office:value="41.7" table:style-name="ce1">
            <text:p>41.7</text:p>
          </table:table-cell>
          <table:table-cell office:value-type="float" office:value="41.7" table:style-name="ce1">
            <text:p>41.7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3.5" table:style-name="ce1">
            <text:p>83.5</text:p>
          </table:table-cell>
          <table:table-cell table:number-columns-repeated="16128"/>
        </table:table-row>
        <table:table-row table:style-name="ro1">
          <table:table-cell office:value-type="time" office:time-value="PT982116H13M17.000S" table:style-name="ce9">
            <text:p>12:13:17</text:p>
          </table:table-cell>
          <table:table-cell office:value-type="float" office:value="61" table:style-name="ce1">
            <text:p>61</text:p>
          </table:table-cell>
          <table:table-cell office:value-type="float" office:value="60.1" table:style-name="ce1">
            <text:p>60.1</text:p>
          </table:table-cell>
          <table:table-cell office:value-type="float" office:value="3.6" table:style-name="ce1">
            <text:p>3.6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4.69999999999999" table:style-name="ce1">
            <text:p>124.7</text:p>
          </table:table-cell>
          <table:table-cell table:number-columns-repeated="16128"/>
        </table:table-row>
        <table:table-row table:style-name="ro1">
          <table:table-cell office:value-type="time" office:time-value="PT982116H13M47.000S" table:style-name="ce9">
            <text:p>12:13:47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1" table:style-name="ce1">
            <text:p>141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3.774999999999999" table:formula="msoxl:=AVERAGE(B2:B5)" table:style-name="ce8">
            <text:p>43.8</text:p>
          </table:table-cell>
          <table:table-cell office:value-type="float" office:value="43.75" table:formula="msoxl:=AVERAGE(C2:C5)" table:style-name="ce8">
            <text:p>43.8</text:p>
          </table:table-cell>
          <table:table-cell office:value-type="float" office:value="1.175" table:formula="msoxl:=AVERAGE(D2:D5)" table:style-name="ce8">
            <text:p>1.2</text:p>
          </table:table-cell>
          <table:table-cell office:value-type="float" office:value="0" table:formula="msoxl:=AVERAGE(E2:E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5.423458023986306" table:formula="msoxl:=IF(B7=0,0,MAX(SUMPRODUCT(B2:B5,B2:B5)/SUM(B2:B5)-B7,0))" table:style-name="ce8">
            <text:p>15.4</text:p>
          </table:table-cell>
          <table:table-cell office:value-type="float" office:value="14.885085714285708" table:formula="msoxl:=IF(C7=0,0,MAX(SUMPRODUCT(C2:C5,C2:C5)/SUM(C2:C5)-C7,0))" table:style-name="ce8">
            <text:p>14.9</text:p>
          </table:table-cell>
          <table:table-cell office:value-type="float" office:value="1.797340425531915" table:formula="msoxl:=IF(D7=0,0,MAX(SUMPRODUCT(D2:D5,D2:D5)/SUM(D2:D5)-D7,0))" table:style-name="ce8">
            <text:p>1.8</text:p>
          </table:table-cell>
          <table:table-cell office:value-type="float" office:value="0" table:formula="msoxl:=IF(E7=0,0,MAX(SUMPRODUCT(E2:E5,E2:E5)/SUM(E2:E5)-E7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0.801541976013695" table:formula="msoxl:=ABS(MAX(B2:B5)-B7-B8)" table:style-name="ce8">
            <text:p>10.8</text:p>
          </table:table-cell>
          <table:table-cell office:value-type="float" office:value="11.364914285714292" table:formula="msoxl:=ABS(MAX(C2:C5)-C7-C8)" table:style-name="ce8">
            <text:p>11.4</text:p>
          </table:table-cell>
          <table:table-cell office:value-type="float" office:value="0.62765957446808485" table:formula="msoxl:=ABS(MAX(D2:D5)-D7-D8)" table:style-name="ce8">
            <text:p>0.6</text:p>
          </table:table-cell>
          <table:table-cell office:value-type="float" office:value="0" table:formula="msoxl:=ABS(MAX(E2:E5)-E7-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59.198458023986305" table:formula="msoxl:=B7+ B8" table:style-name="ce8">
            <text:p>59.2</text:p>
          </table:table-cell>
          <table:table-cell office:value-type="float" office:value="58.635085714285708" table:formula="msoxl:=C7+ C8" table:style-name="ce8">
            <text:p>58.6</text:p>
          </table:table-cell>
          <table:table-cell office:value-type="float" office:value="2.972340425531915" table:formula="msoxl:=D7+ D8" table:style-name="ce8">
            <text:p>3.0</text:p>
          </table:table-cell>
          <table:table-cell office:value-type="float" office:value="0" table:formula="msoxl:=E7+ E8" table:style-name="ce8">
            <text:p>0.0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1.26389in" svg:width="13.11111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6.69444in" svg:width="13.11111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260_Threads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5</text:p>
          </table:table-cell>
          <table:table-cell office:value-type="string" table:style-name="ce1">
            <text:p>sda2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116H12M17.000S" table:style-name="ce9">
            <text:p>12:12:17</text:p>
          </table:table-cell>
          <table:table-cell office:value-type="float" office:value="1574.3" table:style-name="ce1">
            <text:p>1574.3</text:p>
          </table:table-cell>
          <table:table-cell office:value-type="float" office:value="1574.3" table:style-name="ce1">
            <text:p>1574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148.6" table:style-name="ce1">
            <text:p>3148.6</text:p>
          </table:table-cell>
          <table:table-cell table:number-columns-repeated="16128"/>
        </table:table-row>
        <table:table-row table:style-name="ro1">
          <table:table-cell office:value-type="time" office:time-value="PT982116H12M47.000S" table:style-name="ce9">
            <text:p>12:12:47</text:p>
          </table:table-cell>
          <table:table-cell office:value-type="float" office:value="27.2" table:style-name="ce1">
            <text:p>27.2</text:p>
          </table:table-cell>
          <table:table-cell office:value-type="float" office:value="29.3" table:style-name="ce1">
            <text:p>29.3</text:p>
          </table:table-cell>
          <table:table-cell office:value-type="float" office:value="2.1" table:style-name="ce1">
            <text:p>2.1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8.6" table:style-name="ce1">
            <text:p>58.6</text:p>
          </table:table-cell>
          <table:table-cell table:number-columns-repeated="16128"/>
        </table:table-row>
        <table:table-row table:style-name="ro1">
          <table:table-cell office:value-type="time" office:time-value="PT982116H13M17.000S" table:style-name="ce9">
            <text:p>12:13:17</text:p>
          </table:table-cell>
          <table:table-cell office:value-type="float" office:value="76.099999999999994" table:style-name="ce1">
            <text:p>76.1</text:p>
          </table:table-cell>
          <table:table-cell office:value-type="float" office:value="78.3" table:style-name="ce1">
            <text:p>78.3</text:p>
          </table:table-cell>
          <table:table-cell office:value-type="float" office:value="2.1" table:style-name="ce1">
            <text:p>2.1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6.49999999999997" table:style-name="ce1">
            <text:p>156.5</text:p>
          </table:table-cell>
          <table:table-cell table:number-columns-repeated="16128"/>
        </table:table-row>
        <table:table-row table:style-name="ro1">
          <table:table-cell office:value-type="time" office:time-value="PT982116H13M47.000S" table:style-name="ce9">
            <text:p>12:13:47</text:p>
          </table:table-cell>
          <table:table-cell office:value-type="float" office:value="55.3" table:style-name="ce1">
            <text:p>55.3</text:p>
          </table:table-cell>
          <table:table-cell office:value-type="float" office:value="55.3" table:style-name="ce1">
            <text:p>55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0.6" table:style-name="ce1">
            <text:p>110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33.22499999999997" table:formula="msoxl:=AVERAGE(B2:B5)" table:style-name="ce8">
            <text:p>433.2</text:p>
          </table:table-cell>
          <table:table-cell office:value-type="float" office:value="434.29999999999995" table:formula="msoxl:=AVERAGE(C2:C5)" table:style-name="ce8">
            <text:p>434.3</text:p>
          </table:table-cell>
          <table:table-cell office:value-type="float" office:value="1.05" table:formula="msoxl:=AVERAGE(D2:D5)" table:style-name="ce8">
            <text:p>1.1</text:p>
          </table:table-cell>
          <table:table-cell office:value-type="float" office:value="0" table:formula="msoxl:=AVERAGE(E2:E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002.5241084309537" table:formula="msoxl:=IF(B7=0,0,MAX(SUMPRODUCT(B2:B5,B2:B5)/SUM(B2:B5)-B7,0))" table:style-name="ce8">
            <text:p>1002.5</text:p>
          </table:table-cell>
          <table:table-cell office:value-type="float" office:value="998.15910660833538" table:formula="msoxl:=IF(C7=0,0,MAX(SUMPRODUCT(C2:C5,C2:C5)/SUM(C2:C5)-C7,0))" table:style-name="ce8">
            <text:p>998.2</text:p>
          </table:table-cell>
          <table:table-cell office:value-type="float" office:value="1.05" table:formula="msoxl:=IF(D7=0,0,MAX(SUMPRODUCT(D2:D5,D2:D5)/SUM(D2:D5)-D7,0))" table:style-name="ce8">
            <text:p>1.1</text:p>
          </table:table-cell>
          <table:table-cell office:value-type="float" office:value="0" table:formula="msoxl:=IF(E7=0,0,MAX(SUMPRODUCT(E2:E5,E2:E5)/SUM(E2:E5)-E7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38.55089156904637" table:formula="msoxl:=ABS(MAX(B2:B5)-B7-B8)" table:style-name="ce8">
            <text:p>138.6</text:p>
          </table:table-cell>
          <table:table-cell office:value-type="float" office:value="141.84089339166462" table:formula="msoxl:=ABS(MAX(C2:C5)-C7-C8)" table:style-name="ce8">
            <text:p>141.8</text:p>
          </table:table-cell>
          <table:table-cell office:value-type="float" office:value="0" table:formula="msoxl:=ABS(MAX(D2:D5)-D7-D8)" table:style-name="ce8">
            <text:p>0.0</text:p>
          </table:table-cell>
          <table:table-cell office:value-type="float" office:value="0" table:formula="msoxl:=ABS(MAX(E2:E5)-E7-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435.7491084309536" table:formula="msoxl:=B7+ B8" table:style-name="ce8">
            <text:p>1435.7</text:p>
          </table:table-cell>
          <table:table-cell office:value-type="float" office:value="1432.4591066083353" table:formula="msoxl:=C7+ C8" table:style-name="ce8">
            <text:p>1432.5</text:p>
          </table:table-cell>
          <table:table-cell office:value-type="float" office:value="2.1" table:formula="msoxl:=D7+ D8" table:style-name="ce8">
            <text:p>2.1</text:p>
          </table:table-cell>
          <table:table-cell office:value-type="float" office:value="0" table:formula="msoxl:=E7+ E8" table:style-name="ce8">
            <text:p>0.0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1.26389in" svg:width="13.11111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6.69444in" svg:width="13.11111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5</text:p>
          </table:table-cell>
          <table:table-cell office:value-type="string" table:style-name="ce1">
            <text:p>sda2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116H12M17.000S" table:style-name="ce9">
            <text:p>12:12: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116H12M47.000S" table:style-name="ce9">
            <text:p>12:12:47</text:p>
          </table:table-cell>
          <table:table-cell office:value-type="float" office:value="776.9" table:style-name="ce1">
            <text:p>776.9</text:p>
          </table:table-cell>
          <table:table-cell office:value-type="float" office:value="776.9" table:style-name="ce1">
            <text:p>776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53.8" table:style-name="ce1">
            <text:p>1553.8</text:p>
          </table:table-cell>
          <table:table-cell table:number-columns-repeated="16128"/>
        </table:table-row>
        <table:table-row table:style-name="ro1">
          <table:table-cell office:value-type="time" office:time-value="PT982116H13M17.000S" table:style-name="ce9">
            <text:p>12:13:17</text:p>
          </table:table-cell>
          <table:table-cell office:value-type="float" office:value="4791.7" table:style-name="ce1">
            <text:p>4791.7</text:p>
          </table:table-cell>
          <table:table-cell office:value-type="float" office:value="4252.8999999999996" table:style-name="ce1">
            <text:p>4252.9</text:p>
          </table:table-cell>
          <table:table-cell office:value-type="float" office:value="538.79999999999995" table:style-name="ce1">
            <text:p>538.8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583.3999999999978" table:style-name="ce1">
            <text:p>9583.4</text:p>
          </table:table-cell>
          <table:table-cell table:number-columns-repeated="16128"/>
        </table:table-row>
        <table:table-row table:style-name="ro1">
          <table:table-cell office:value-type="time" office:time-value="PT982116H13M47.000S" table:style-name="ce9">
            <text:p>12:13:47</text:p>
          </table:table-cell>
          <table:table-cell office:value-type="float" office:value="2750.3" table:style-name="ce1">
            <text:p>2750.3</text:p>
          </table:table-cell>
          <table:table-cell office:value-type="float" office:value="2651.2" table:style-name="ce1">
            <text:p>2651.2</text:p>
          </table:table-cell>
          <table:table-cell office:value-type="float" office:value="99.1" table:style-name="ce1">
            <text:p>99.1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500.6" table:style-name="ce1">
            <text:p>5500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079.7249999999999" table:formula="msoxl:=AVERAGE(B2:B5)" table:style-name="ce8">
            <text:p>2079.7</text:p>
          </table:table-cell>
          <table:table-cell office:value-type="float" office:value="1920.2499999999998" table:formula="msoxl:=AVERAGE(C2:C5)" table:style-name="ce8">
            <text:p>1920.3</text:p>
          </table:table-cell>
          <table:table-cell office:value-type="float" office:value="159.47499999999999" table:formula="msoxl:=AVERAGE(D2:D5)" table:style-name="ce8">
            <text:p>159.5</text:p>
          </table:table-cell>
          <table:table-cell office:value-type="float" office:value="0" table:formula="msoxl:=AVERAGE(E2:E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662.1294026253468" table:formula="msoxl:=IF(B7=0,0,MAX(SUMPRODUCT(B2:B5,B2:B5)/SUM(B2:B5)-B7,0))" table:style-name="ce8">
            <text:p>1662.1</text:p>
          </table:table-cell>
          <table:table-cell office:value-type="float" office:value="1428.219399817732" table:formula="msoxl:=IF(C7=0,0,MAX(SUMPRODUCT(C2:C5,C2:C5)/SUM(C2:C5)-C7,0))" table:style-name="ce8">
            <text:p>1428.2</text:p>
          </table:table-cell>
          <table:table-cell office:value-type="float" office:value="311.01606443016135" table:formula="msoxl:=IF(D7=0,0,MAX(SUMPRODUCT(D2:D5,D2:D5)/SUM(D2:D5)-D7,0))" table:style-name="ce8">
            <text:p>311.0</text:p>
          </table:table-cell>
          <table:table-cell office:value-type="float" office:value="0" table:formula="msoxl:=IF(E7=0,0,MAX(SUMPRODUCT(E2:E5,E2:E5)/SUM(E2:E5)-E7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049.8455973746532" table:formula="msoxl:=ABS(MAX(B2:B5)-B7-B8)" table:style-name="ce8">
            <text:p>1049.8</text:p>
          </table:table-cell>
          <table:table-cell office:value-type="float" office:value="904.43060018226765" table:formula="msoxl:=ABS(MAX(C2:C5)-C7-C8)" table:style-name="ce8">
            <text:p>904.4</text:p>
          </table:table-cell>
          <table:table-cell office:value-type="float" office:value="68.308935569838582" table:formula="msoxl:=ABS(MAX(D2:D5)-D7-D8)" table:style-name="ce8">
            <text:p>68.3</text:p>
          </table:table-cell>
          <table:table-cell office:value-type="float" office:value="0" table:formula="msoxl:=ABS(MAX(E2:E5)-E7-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3741.8544026253467" table:formula="msoxl:=B7+ B8" table:style-name="ce8">
            <text:p>3741.9</text:p>
          </table:table-cell>
          <table:table-cell office:value-type="float" office:value="3348.4693998177318" table:formula="msoxl:=C7+ C8" table:style-name="ce8">
            <text:p>3348.5</text:p>
          </table:table-cell>
          <table:table-cell office:value-type="float" office:value="470.49106443016137" table:formula="msoxl:=D7+ D8" table:style-name="ce8">
            <text:p>470.5</text:p>
          </table:table-cell>
          <table:table-cell office:value-type="float" office:value="0" table:formula="msoxl:=E7+ E8" table:style-name="ce8">
            <text:p>0.0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1.26389in" svg:width="13.11111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6.69444in" svg:width="13.11111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5</text:p>
          </table:table-cell>
          <table:table-cell office:value-type="string" table:style-name="ce1">
            <text:p>sda2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116H12M17.000S" table:style-name="ce9">
            <text:p>12:12:17</text:p>
          </table:table-cell>
          <table:table-cell office:value-type="float" office:value="24.3" table:style-name="ce1">
            <text:p>24.3</text:p>
          </table:table-cell>
          <table:table-cell office:value-type="float" office:value="24.3" table:style-name="ce1">
            <text:p>24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8.6" table:style-name="ce1">
            <text:p>48.6</text:p>
          </table:table-cell>
          <table:table-cell table:number-columns-repeated="16128"/>
        </table:table-row>
        <table:table-row table:style-name="ro1">
          <table:table-cell office:value-type="time" office:time-value="PT982116H12M47.000S" table:style-name="ce9">
            <text:p>12:12:47</text:p>
          </table:table-cell>
          <table:table-cell office:value-type="float" office:value="116" table:style-name="ce1">
            <text:p>116</text:p>
          </table:table-cell>
          <table:table-cell office:value-type="float" office:value="115.9" table:style-name="ce1">
            <text:p>115.9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32" table:style-name="ce1">
            <text:p>232</text:p>
          </table:table-cell>
          <table:table-cell table:number-columns-repeated="16128"/>
        </table:table-row>
        <table:table-row table:style-name="ro1">
          <table:table-cell office:value-type="time" office:time-value="PT982116H13M17.000S" table:style-name="ce9">
            <text:p>12:13:17</text:p>
          </table:table-cell>
          <table:table-cell office:value-type="float" office:value="155.80000000000001" table:style-name="ce1">
            <text:p>155.8</text:p>
          </table:table-cell>
          <table:table-cell office:value-type="float" office:value="152.6" table:style-name="ce1">
            <text:p>152.6</text:p>
          </table:table-cell>
          <table:table-cell office:value-type="float" office:value="3.2" table:style-name="ce1">
            <text:p>3.2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11.59999999999997" table:style-name="ce1">
            <text:p>311.6</text:p>
          </table:table-cell>
          <table:table-cell table:number-columns-repeated="16128"/>
        </table:table-row>
        <table:table-row table:style-name="ro1">
          <table:table-cell office:value-type="time" office:time-value="PT982116H13M47.000S" table:style-name="ce9">
            <text:p>12:13:47</text:p>
          </table:table-cell>
          <table:table-cell office:value-type="float" office:value="181.1" table:style-name="ce1">
            <text:p>181.1</text:p>
          </table:table-cell>
          <table:table-cell office:value-type="float" office:value="180.9" table:style-name="ce1">
            <text:p>180.9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62.2" table:style-name="ce1">
            <text:p>362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19.30000000000001" table:formula="msoxl:=AVERAGE(B2:B5)" table:style-name="ce8">
            <text:p>119.3</text:p>
          </table:table-cell>
          <table:table-cell office:value-type="float" office:value="118.42500000000001" table:formula="msoxl:=AVERAGE(C2:C5)" table:style-name="ce8">
            <text:p>118.4</text:p>
          </table:table-cell>
          <table:table-cell office:value-type="float" office:value="0.87500000000000011" table:formula="msoxl:=AVERAGE(D2:D5)" table:style-name="ce8">
            <text:p>0.9</text:p>
          </table:table-cell>
          <table:table-cell office:value-type="float" office:value="0" table:formula="msoxl:=AVERAGE(E2:E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9.730469404861651" table:formula="msoxl:=IF(B7=0,0,MAX(SUMPRODUCT(B2:B5,B2:B5)/SUM(B2:B5)-B7,0))" table:style-name="ce8">
            <text:p>29.7</text:p>
          </table:table-cell>
          <table:table-cell office:value-type="float" office:value="29.421464006755286" table:formula="msoxl:=IF(C7=0,0,MAX(SUMPRODUCT(C2:C5,C2:C5)/SUM(C2:C5)-C7,0))" table:style-name="ce8">
            <text:p>29.4</text:p>
          </table:table-cell>
          <table:table-cell office:value-type="float" office:value="2.0649999999999999" table:formula="msoxl:=IF(D7=0,0,MAX(SUMPRODUCT(D2:D5,D2:D5)/SUM(D2:D5)-D7,0))" table:style-name="ce8">
            <text:p>2.1</text:p>
          </table:table-cell>
          <table:table-cell office:value-type="float" office:value="0" table:formula="msoxl:=IF(E7=0,0,MAX(SUMPRODUCT(E2:E5,E2:E5)/SUM(E2:E5)-E7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2.069530595138332" table:formula="msoxl:=ABS(MAX(B2:B5)-B7-B8)" table:style-name="ce8">
            <text:p>32.1</text:p>
          </table:table-cell>
          <table:table-cell office:value-type="float" office:value="33.053535993244708" table:formula="msoxl:=ABS(MAX(C2:C5)-C7-C8)" table:style-name="ce8">
            <text:p>33.1</text:p>
          </table:table-cell>
          <table:table-cell office:value-type="float" office:value="0.26000000000000023" table:formula="msoxl:=ABS(MAX(D2:D5)-D7-D8)" table:style-name="ce8">
            <text:p>0.3</text:p>
          </table:table-cell>
          <table:table-cell office:value-type="float" office:value="0" table:formula="msoxl:=ABS(MAX(E2:E5)-E7-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49.03046940486166" table:formula="msoxl:=B7+ B8" table:style-name="ce8">
            <text:p>149.0</text:p>
          </table:table-cell>
          <table:table-cell office:value-type="float" office:value="147.8464640067553" table:formula="msoxl:=C7+ C8" table:style-name="ce8">
            <text:p>147.8</text:p>
          </table:table-cell>
          <table:table-cell office:value-type="float" office:value="2.94" table:formula="msoxl:=D7+ D8" table:style-name="ce8">
            <text:p>2.9</text:p>
          </table:table-cell>
          <table:table-cell office:value-type="float" office:value="0" table:formula="msoxl:=E7+ E8" table:style-name="ce8">
            <text:p>0.0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1.26389in" svg:width="13.11111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2116H12M17.000S" table:style-name="ce9">
            <text:p>12:12:17</text:p>
          </table:table-cell>
          <table:table-cell office:value-type="float" office:value="33.200000000000003" table:style-name="ce1">
            <text:p>33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116H12M47.000S" table:style-name="ce9">
            <text:p>12:12:47</text:p>
          </table:table-cell>
          <table:table-cell office:value-type="float" office:value="33.700000000000003" table:style-name="ce1">
            <text:p>33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116H13M17.000S" table:style-name="ce9">
            <text:p>12:13:17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116H13M47.000S" table:style-name="ce9">
            <text:p>12:13:47</text:p>
          </table:table-cell>
          <table:table-cell office:value-type="float" office:value="33.9" table:style-name="ce1">
            <text:p>33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3.700000000000003" table:formula="msoxl:=AVERAGE(B2:B5)" table:style-name="ce8">
            <text:p>33.7</text:p>
          </table:table-cell>
          <table:table-cell office:value-type="float" office:value="0" table:formula="msoxl:=AVERAGE(C2:C5)" table:style-name="ce8">
            <text:p>0.0</text:p>
          </table:table-cell>
          <table:table-cell office:value-type="float" office:value="0" table:formula="msoxl:=AVERAGE(D2:D5)" table:style-name="ce8">
            <text:p>0.0</text:p>
          </table:table-cell>
          <table:table-cell office:value-type="float" office:value="0" table:formula="msoxl:=AVERAGE(E2:E5)" table:style-name="ce8">
            <text:p>0.0</text:p>
          </table:table-cell>
          <table:table-cell office:value-type="float" office:value="0" table:formula="msoxl:=AVERAGE(F2:F5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.8189910979179444E-3" table:formula="msoxl:=IF(B7=0,0,MAX(SUMPRODUCT(B2:B5,B2:B5)/SUM(B2:B5)-B7,0))" table:style-name="ce8">
            <text:p>0.0</text:p>
          </table:table-cell>
          <table:table-cell office:value-type="float" office:value="0" table:formula="msoxl:=IF(C7=0,0,MAX(SUMPRODUCT(C2:C5,C2:C5)/SUM(C2:C5)-C7,0))" table:style-name="ce8">
            <text:p>0.0</text:p>
          </table:table-cell>
          <table:table-cell office:value-type="float" office:value="0" table:formula="msoxl:=IF(D7=0,0,MAX(SUMPRODUCT(D2:D5,D2:D5)/SUM(D2:D5)-D7,0))" table:style-name="ce8">
            <text:p>0.0</text:p>
          </table:table-cell>
          <table:table-cell office:value-type="float" office:value="0" table:formula="msoxl:=IF(E7=0,0,MAX(SUMPRODUCT(E2:E5,E2:E5)/SUM(E2:E5)-E7,0))" table:style-name="ce8">
            <text:p>0.0</text:p>
          </table:table-cell>
          <table:table-cell office:value-type="float" office:value="0" table:formula="msoxl:=IF(F7=0,0,MAX(SUMPRODUCT(F2:F5,F2:F5)/SUM(F2:F5)-F7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29718100890207921" table:formula="msoxl:=ABS(MAX(B2:B5)-B7-B8)" table:style-name="ce8">
            <text:p>0.3</text:p>
          </table:table-cell>
          <table:table-cell office:value-type="float" office:value="0" table:formula="msoxl:=ABS(MAX(C2:C5)-C7-C8)" table:style-name="ce8">
            <text:p>0.0</text:p>
          </table:table-cell>
          <table:table-cell office:value-type="float" office:value="0" table:formula="msoxl:=ABS(MAX(D2:D5)-D7-D8)" table:style-name="ce8">
            <text:p>0.0</text:p>
          </table:table-cell>
          <table:table-cell office:value-type="float" office:value="0" table:formula="msoxl:=ABS(MAX(E2:E5)-E7-E8)" table:style-name="ce8">
            <text:p>0.0</text:p>
          </table:table-cell>
          <table:table-cell office:value-type="float" office:value="0" table:formula="msoxl:=ABS(MAX(F2:F5)-F7-F8)" table:style-name="ce8">
            <text:p>0.0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1.26389in" svg:width="13.11111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6.69444in" svg:width="13.11111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26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2116H12M17.000S" table:style-name="ce9">
            <text:p>12:12:17</text:p>
          </table:table-cell>
          <table:table-cell office:value-type="float" office:value="2008.2" table:style-name="ce1">
            <text:p>2008.2</text:p>
          </table:table-cell>
          <table:table-cell office:value-type="float" office:value="1152" table:style-name="ce1">
            <text:p>1152</text:p>
          </table:table-cell>
          <table:table-cell office:value-type="float" office:value="856.2" table:style-name="ce1">
            <text:p>856.2</text:p>
          </table:table-cell>
          <table:table-cell office:value-type="float" office:value="398" table:style-name="ce1">
            <text:p>398</text:p>
          </table:table-cell>
          <table:table-cell office:value-type="float" office:value="121.5" table:style-name="ce1">
            <text:p>121.5</text:p>
          </table:table-cell>
          <table:table-cell office:value-type="float" office:value="16.8" table:style-name="ce1">
            <text:p>16.8</text:p>
          </table:table-cell>
          <table:table-cell office:value-type="float" office:value="104.8" table:style-name="ce1">
            <text:p>104.8</text:p>
          </table:table-cell>
          <table:table-cell office:value-type="float" office:value="370.1" table:style-name="ce1">
            <text:p>370.1</text:p>
          </table:table-cell>
          <table:table-cell office:value-type="float" office:value="0" table:style-name="ce1">
            <text:p>0</text:p>
          </table:table-cell>
          <table:table-cell office:value-type="float" office:value="109.9" table:style-name="ce1">
            <text:p>109.9</text:p>
          </table:table-cell>
          <table:table-cell office:value-type="float" office:value="1169.0999999999999" table:style-name="ce1">
            <text:p>1169.1</text:p>
          </table:table-cell>
          <table:table-cell office:value-type="float" office:value="-1" table:style-name="ce1">
            <text:p>-1</text:p>
          </table:table-cell>
          <table:table-cell office:value-type="float" office:value="32.9" table:style-name="ce1">
            <text:p>32.9</text:p>
          </table:table-cell>
          <table:table-cell office:value-type="float" office:value="3.6" table:style-name="ce1">
            <text:p>3.6</text:p>
          </table:table-cell>
          <table:table-cell office:value-type="float" office:value="679.8" table:style-name="ce1">
            <text:p>679.8</text:p>
          </table:table-cell>
          <table:table-cell table:number-columns-repeated="16368"/>
        </table:table-row>
        <table:table-row table:style-name="ro1">
          <table:table-cell office:value-type="time" office:time-value="PT982116H12M47.000S" table:style-name="ce9">
            <text:p>12:12:47</text:p>
          </table:table-cell>
          <table:table-cell office:value-type="float" office:value="2008.2" table:style-name="ce1">
            <text:p>2008.2</text:p>
          </table:table-cell>
          <table:table-cell office:value-type="float" office:value="1152" table:style-name="ce1">
            <text:p>1152</text:p>
          </table:table-cell>
          <table:table-cell office:value-type="float" office:value="856.2" table:style-name="ce1">
            <text:p>856.2</text:p>
          </table:table-cell>
          <table:table-cell office:value-type="float" office:value="398" table:style-name="ce1">
            <text:p>398</text:p>
          </table:table-cell>
          <table:table-cell office:value-type="float" office:value="67.3" table:style-name="ce1">
            <text:p>67.3</text:p>
          </table:table-cell>
          <table:table-cell office:value-type="float" office:value="1.6" table:style-name="ce1">
            <text:p>1.6</text:p>
          </table:table-cell>
          <table:table-cell office:value-type="float" office:value="65.7" table:style-name="ce1">
            <text:p>65.7</text:p>
          </table:table-cell>
          <table:table-cell office:value-type="float" office:value="370.1" table:style-name="ce1">
            <text:p>370.1</text:p>
          </table:table-cell>
          <table:table-cell office:value-type="float" office:value="0" table:style-name="ce1">
            <text:p>0</text:p>
          </table:table-cell>
          <table:table-cell office:value-type="float" office:value="148.6" table:style-name="ce1">
            <text:p>148.6</text:p>
          </table:table-cell>
          <table:table-cell office:value-type="float" office:value="1178.5999999999999" table:style-name="ce1">
            <text:p>1178.6</text:p>
          </table:table-cell>
          <table:table-cell office:value-type="float" office:value="-1" table:style-name="ce1">
            <text:p>-1</text:p>
          </table:table-cell>
          <table:table-cell office:value-type="float" office:value="41.8" table:style-name="ce1">
            <text:p>41.8</text:p>
          </table:table-cell>
          <table:table-cell office:value-type="float" office:value="3.6" table:style-name="ce1">
            <text:p>3.6</text:p>
          </table:table-cell>
          <table:table-cell office:value-type="float" office:value="723.4" table:style-name="ce1">
            <text:p>723.4</text:p>
          </table:table-cell>
          <table:table-cell table:number-columns-repeated="16368"/>
        </table:table-row>
        <table:table-row table:style-name="ro1">
          <table:table-cell office:value-type="time" office:time-value="PT982116H13M17.000S" table:style-name="ce9">
            <text:p>12:13:17</text:p>
          </table:table-cell>
          <table:table-cell office:value-type="float" office:value="2008.2" table:style-name="ce1">
            <text:p>2008.2</text:p>
          </table:table-cell>
          <table:table-cell office:value-type="float" office:value="1152" table:style-name="ce1">
            <text:p>1152</text:p>
          </table:table-cell>
          <table:table-cell office:value-type="float" office:value="856.2" table:style-name="ce1">
            <text:p>856.2</text:p>
          </table:table-cell>
          <table:table-cell office:value-type="float" office:value="398" table:style-name="ce1">
            <text:p>398</text:p>
          </table:table-cell>
          <table:table-cell office:value-type="float" office:value="72.400000000000006" table:style-name="ce1">
            <text:p>72.4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67.2" table:style-name="ce1">
            <text:p>67.2</text:p>
          </table:table-cell>
          <table:table-cell office:value-type="float" office:value="354.4" table:style-name="ce1">
            <text:p>354.4</text:p>
          </table:table-cell>
          <table:table-cell office:value-type="float" office:value="0" table:style-name="ce1">
            <text:p>0</text:p>
          </table:table-cell>
          <table:table-cell office:value-type="float" office:value="101.4" table:style-name="ce1">
            <text:p>101.4</text:p>
          </table:table-cell>
          <table:table-cell office:value-type="float" office:value="1223.0999999999999" table:style-name="ce1">
            <text:p>1223.1</text:p>
          </table:table-cell>
          <table:table-cell office:value-type="float" office:value="-1" table:style-name="ce1">
            <text:p>-1</text:p>
          </table:table-cell>
          <table:table-cell office:value-type="float" office:value="34.9" table:style-name="ce1">
            <text:p>34.9</text:p>
          </table:table-cell>
          <table:table-cell office:value-type="float" office:value="10.8" table:style-name="ce1">
            <text:p>10.8</text:p>
          </table:table-cell>
          <table:table-cell office:value-type="float" office:value="674.5" table:style-name="ce1">
            <text:p>674.5</text:p>
          </table:table-cell>
          <table:table-cell table:number-columns-repeated="16368"/>
        </table:table-row>
        <table:table-row table:style-name="ro1">
          <table:table-cell office:value-type="time" office:time-value="PT982116H13M47.000S" table:style-name="ce9">
            <text:p>12:13:47</text:p>
          </table:table-cell>
          <table:table-cell office:value-type="float" office:value="2008.2" table:style-name="ce1">
            <text:p>2008.2</text:p>
          </table:table-cell>
          <table:table-cell office:value-type="float" office:value="1152" table:style-name="ce1">
            <text:p>1152</text:p>
          </table:table-cell>
          <table:table-cell office:value-type="float" office:value="856.2" table:style-name="ce1">
            <text:p>856.2</text:p>
          </table:table-cell>
          <table:table-cell office:value-type="float" office:value="398" table:style-name="ce1">
            <text:p>398</text:p>
          </table:table-cell>
          <table:table-cell office:value-type="float" office:value="88" table:style-name="ce1">
            <text:p>88</text:p>
          </table:table-cell>
          <table:table-cell office:value-type="float" office:value="7.4" table:style-name="ce1">
            <text:p>7.4</text:p>
          </table:table-cell>
          <table:table-cell office:value-type="float" office:value="80.5" table:style-name="ce1">
            <text:p>80.5</text:p>
          </table:table-cell>
          <table:table-cell office:value-type="float" office:value="351.5" table:style-name="ce1">
            <text:p>351.5</text:p>
          </table:table-cell>
          <table:table-cell office:value-type="float" office:value="0" table:style-name="ce1">
            <text:p>0</text:p>
          </table:table-cell>
          <table:table-cell office:value-type="float" office:value="91.9" table:style-name="ce1">
            <text:p>91.9</text:p>
          </table:table-cell>
          <table:table-cell office:value-type="float" office:value="1214.0999999999999" table:style-name="ce1">
            <text:p>1214.1</text:p>
          </table:table-cell>
          <table:table-cell office:value-type="float" office:value="-1" table:style-name="ce1">
            <text:p>-1</text:p>
          </table:table-cell>
          <table:table-cell office:value-type="float" office:value="28.5" table:style-name="ce1">
            <text:p>28.5</text:p>
          </table:table-cell>
          <table:table-cell office:value-type="float" office:value="4.8" table:style-name="ce1">
            <text:p>4.8</text:p>
          </table:table-cell>
          <table:table-cell office:value-type="float" office:value="667.5" table:style-name="ce1">
            <text:p>667.5</text:p>
          </table:table-cell>
          <table:table-cell table:number-columns-repeated="16368"/>
        </table:table-row>
        <table:table-row table:number-rows-repeated="1048571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1.26389in" svg:width="13.11111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6.69444in" svg:width="13.11111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2.125in" svg:width="13.11111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26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2116H12M17.000S" table:style-name="ce9">
            <text:p>12:12:17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.79999999999999993" table:style-name="ce1">
            <text:p>0.8</text:p>
          </table:table-cell>
          <table:table-cell office:value-type="float" office:value="0.7" table:style-name="ce1">
            <text:p>0.7</text:p>
          </table:table-cell>
          <table:table-cell office:value-type="float" office:value="-0.1" table:style-name="ce1">
            <text:p>-0.1</text:p>
          </table:table-cell>
          <table:table-cell table:number-columns-repeated="16375"/>
        </table:table-row>
        <table:table-row table:style-name="ro1">
          <table:table-cell office:value-type="time" office:time-value="PT982116H12M47.000S" table:style-name="ce9">
            <text:p>12:12:47</text:p>
          </table:table-cell>
          <table:table-cell office:value-type="float" office:value="0" table:style-name="ce1">
            <text:p>0</text:p>
          </table:table-cell>
          <table:table-cell office:value-type="float" office:value="132.80000000000001" table:style-name="ce1">
            <text:p>132.8</text:p>
          </table:table-cell>
          <table:table-cell office:value-type="float" office:value="0" table:style-name="ce1">
            <text:p>0</text:p>
          </table:table-cell>
          <table:table-cell office:value-type="float" office:value="658.8" table:style-name="ce1">
            <text:p>658.8</text:p>
          </table:table-cell>
          <table:table-cell office:value-type="float" office:value="0" table:style-name="ce1">
            <text:p>0</text:p>
          </table:table-cell>
          <table:table-cell office:value-type="float" office:value="791.59999999999991" table:style-name="ce1">
            <text:p>791.6</text:p>
          </table:table-cell>
          <table:table-cell office:value-type="float" office:value="132.80000000000001" table:style-name="ce1">
            <text:p>132.8</text:p>
          </table:table-cell>
          <table:table-cell office:value-type="float" office:value="-658.8" table:style-name="ce1">
            <text:p>-658.8</text:p>
          </table:table-cell>
          <table:table-cell table:number-columns-repeated="16375"/>
        </table:table-row>
        <table:table-row table:style-name="ro1">
          <table:table-cell office:value-type="time" office:time-value="PT982116H13M17.000S" table:style-name="ce9">
            <text:p>12:13:17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1614.6" table:style-name="ce1">
            <text:p>1614.6</text:p>
          </table:table-cell>
          <table:table-cell office:value-type="float" office:value="0" table:style-name="ce1">
            <text:p>0</text:p>
          </table:table-cell>
          <table:table-cell office:value-type="float" office:value="1654.6" table:style-name="ce1">
            <text:p>1654.6</text:p>
          </table:table-cell>
          <table:table-cell office:value-type="float" office:value="40" table:style-name="ce1">
            <text:p>40</text:p>
          </table:table-cell>
          <table:table-cell office:value-type="float" office:value="-1614.6" table:style-name="ce1">
            <text:p>-1614.6</text:p>
          </table:table-cell>
          <table:table-cell table:number-columns-repeated="16375"/>
        </table:table-row>
        <table:table-row table:style-name="ro1">
          <table:table-cell office:value-type="time" office:time-value="PT982116H13M47.000S" table:style-name="ce9">
            <text:p>12:13:47</text:p>
          </table:table-cell>
          <table:table-cell office:value-type="float" office:value="0" table:style-name="ce1">
            <text:p>0</text:p>
          </table:table-cell>
          <table:table-cell office:value-type="float" office:value="28.3" table:style-name="ce1">
            <text:p>28.3</text:p>
          </table:table-cell>
          <table:table-cell office:value-type="float" office:value="0" table:style-name="ce1">
            <text:p>0</text:p>
          </table:table-cell>
          <table:table-cell office:value-type="float" office:value="720.7" table:style-name="ce1">
            <text:p>720.7</text:p>
          </table:table-cell>
          <table:table-cell office:value-type="float" office:value="0" table:style-name="ce1">
            <text:p>0</text:p>
          </table:table-cell>
          <table:table-cell office:value-type="float" office:value="749" table:style-name="ce1">
            <text:p>749</text:p>
          </table:table-cell>
          <table:table-cell office:value-type="float" office:value="28.3" table:style-name="ce1">
            <text:p>28.3</text:p>
          </table:table-cell>
          <table:table-cell office:value-type="float" office:value="-720.7" table:style-name="ce1">
            <text:p>-720.7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5)" table:style-name="ce8">
            <text:p>0.0</text:p>
          </table:table-cell>
          <table:table-cell office:value-type="float" office:value="50.45" table:formula="msoxl:=AVERAGE(C2:C5)" table:style-name="ce8">
            <text:p>50.5</text:p>
          </table:table-cell>
          <table:table-cell office:value-type="float" office:value="0" table:formula="msoxl:=AVERAGE(D2:D5)" table:style-name="ce8">
            <text:p>0.0</text:p>
          </table:table-cell>
          <table:table-cell office:value-type="float" office:value="748.55" table:formula="msoxl:=AVERAGE(E2:E5)" table:style-name="ce8">
            <text:p>748.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7=0,0,MAX(SUMPRODUCT(B2:B5,B2:B5)/SUM(B2:B5)-B7,0))" table:style-name="ce8">
            <text:p>0.0</text:p>
          </table:table-cell>
          <table:table-cell office:value-type="float" office:value="48.842467789891003" table:formula="msoxl:=IF(C7=0,0,MAX(SUMPRODUCT(C2:C5,C2:C5)/SUM(C2:C5)-C7,0))" table:style-name="ce8">
            <text:p>48.8</text:p>
          </table:table-cell>
          <table:table-cell office:value-type="float" office:value="0" table:formula="msoxl:=IF(D7=0,0,MAX(SUMPRODUCT(D2:D5,D2:D5)/SUM(D2:D5)-D7,0))" table:style-name="ce8">
            <text:p>0.0</text:p>
          </table:table-cell>
          <table:table-cell office:value-type="float" office:value="440.53526484536769" table:formula="msoxl:=IF(E7=0,0,MAX(SUMPRODUCT(E2:E5,E2:E5)/SUM(E2:E5)-E7,0))" table:style-name="ce8">
            <text:p>440.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5)-B7-B8)" table:style-name="ce8">
            <text:p>0.0</text:p>
          </table:table-cell>
          <table:table-cell office:value-type="float" office:value="33.507532210109005" table:formula="msoxl:=ABS(MAX(C2:C5)-C7-C8)" table:style-name="ce8">
            <text:p>33.5</text:p>
          </table:table-cell>
          <table:table-cell office:value-type="float" office:value="0" table:formula="msoxl:=ABS(MAX(D2:D5)-D7-D8)" table:style-name="ce8">
            <text:p>0.0</text:p>
          </table:table-cell>
          <table:table-cell office:value-type="float" office:value="425.51473515463226" table:formula="msoxl:=ABS(MAX(E2:E5)-E7-E8)" table:style-name="ce8">
            <text:p>425.5</text:p>
          </table:table-cell>
          <table:table-cell table:number-columns-repeated="16379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1.26389in" svg:width="13.11111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6.69444in" svg:width="13.11111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26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2116H12M17.000S" table:style-name="ce9">
            <text:p>12:12:17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table:number-columns-repeated="16379"/>
        </table:table-row>
        <table:table-row table:style-name="ro1">
          <table:table-cell office:value-type="time" office:time-value="PT982116H12M47.000S" table:style-name="ce9">
            <text:p>12:12:47</text:p>
          </table:table-cell>
          <table:table-cell office:value-type="float" office:value="0" table:style-name="ce1">
            <text:p>0</text:p>
          </table:table-cell>
          <table:table-cell office:value-type="float" office:value="458.5" table:style-name="ce1">
            <text:p>458.5</text:p>
          </table:table-cell>
          <table:table-cell office:value-type="float" office:value="0" table:style-name="ce1">
            <text:p>0</text:p>
          </table:table-cell>
          <table:table-cell office:value-type="float" office:value="688.3" table:style-name="ce1">
            <text:p>688.3</text:p>
          </table:table-cell>
          <table:table-cell table:number-columns-repeated="16379"/>
        </table:table-row>
        <table:table-row table:style-name="ro1">
          <table:table-cell office:value-type="time" office:time-value="PT982116H13M17.000S" table:style-name="ce9">
            <text:p>12:13:17</text:p>
          </table:table-cell>
          <table:table-cell office:value-type="float" office:value="0" table:style-name="ce1">
            <text:p>0</text:p>
          </table:table-cell>
          <table:table-cell office:value-type="float" office:value="502.9" table:style-name="ce1">
            <text:p>502.9</text:p>
          </table:table-cell>
          <table:table-cell office:value-type="float" office:value="0" table:style-name="ce1">
            <text:p>0</text:p>
          </table:table-cell>
          <table:table-cell office:value-type="float" office:value="1183.9000000000001" table:style-name="ce1">
            <text:p>1183.9</text:p>
          </table:table-cell>
          <table:table-cell table:number-columns-repeated="16379"/>
        </table:table-row>
        <table:table-row table:style-name="ro1">
          <table:table-cell office:value-type="time" office:time-value="PT982116H13M47.000S" table:style-name="ce9">
            <text:p>12:13:47</text:p>
          </table:table-cell>
          <table:table-cell office:value-type="float" office:value="0" table:style-name="ce1">
            <text:p>0</text:p>
          </table:table-cell>
          <table:table-cell office:value-type="float" office:value="254.9" table:style-name="ce1">
            <text:p>254.9</text:p>
          </table:table-cell>
          <table:table-cell office:value-type="float" office:value="0" table:style-name="ce1">
            <text:p>0</text:p>
          </table:table-cell>
          <table:table-cell office:value-type="float" office:value="545.70000000000005" table:style-name="ce1">
            <text:p>545.7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5)" table:style-name="ce8">
            <text:p>0.0</text:p>
          </table:table-cell>
          <table:table-cell office:value-type="float" office:value="307.32499999999999" table:formula="msoxl:=AVERAGE(C2:C5)" table:style-name="ce8">
            <text:p>307.3</text:p>
          </table:table-cell>
          <table:table-cell office:value-type="float" office:value="0" table:formula="msoxl:=AVERAGE(D2:D5)" table:style-name="ce8">
            <text:p>0.0</text:p>
          </table:table-cell>
          <table:table-cell office:value-type="float" office:value="604.67499999999995" table:formula="msoxl:=AVERAGE(E2:E5)" table:style-name="ce8">
            <text:p>604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7=0,0,MAX(SUMPRODUCT(B2:B5,B2:B5)/SUM(B2:B5)-B7,0))" table:style-name="ce8">
            <text:p>0.0</text:p>
          </table:table-cell>
          <table:table-cell office:value-type="float" office:value="122.41035345318471" table:formula="msoxl:=IF(C7=0,0,MAX(SUMPRODUCT(C2:C5,C2:C5)/SUM(C2:C5)-C7,0))" table:style-name="ce8">
            <text:p>122.4</text:p>
          </table:table-cell>
          <table:table-cell office:value-type="float" office:value="0" table:formula="msoxl:=IF(D7=0,0,MAX(SUMPRODUCT(D2:D5,D2:D5)/SUM(D2:D5)-D7,0))" table:style-name="ce8">
            <text:p>0.0</text:p>
          </table:table-cell>
          <table:table-cell office:value-type="float" office:value="293.8098182908177" table:formula="msoxl:=IF(E7=0,0,MAX(SUMPRODUCT(E2:E5,E2:E5)/SUM(E2:E5)-E7,0))" table:style-name="ce8">
            <text:p>293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5)-B7-B8)" table:style-name="ce8">
            <text:p>0.0</text:p>
          </table:table-cell>
          <table:table-cell office:value-type="float" office:value="73.164646546815277" table:formula="msoxl:=ABS(MAX(C2:C5)-C7-C8)" table:style-name="ce8">
            <text:p>73.2</text:p>
          </table:table-cell>
          <table:table-cell office:value-type="float" office:value="0" table:formula="msoxl:=ABS(MAX(D2:D5)-D7-D8)" table:style-name="ce8">
            <text:p>0.0</text:p>
          </table:table-cell>
          <table:table-cell office:value-type="float" office:value="285.41518170918243" table:formula="msoxl:=ABS(MAX(E2:E5)-E7-E8)" table:style-name="ce8">
            <text:p>285.4</text:p>
          </table:table-cell>
          <table:table-cell table:number-columns-repeated="16379"/>
        </table:table-row>
        <table:table-row table:number-rows-repeated="1048567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1.26389in" svg:width="13.11111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6.69444in" svg:width="13.11111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2.125in" svg:width="13.11111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26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2116H12M17.000S" table:style-name="ce9">
            <text:p>12:12:17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116H12M47.000S" table:style-name="ce9">
            <text:p>12:12:47</text:p>
          </table:table-cell>
          <table:table-cell office:value-type="float" office:value="6" table:style-name="ce1">
            <text:p>6</text:p>
          </table:table-cell>
          <table:table-cell office:value-type="float" office:value="-1" table:style-name="ce1">
            <text:p>-1</text:p>
          </table:table-cell>
          <table:table-cell office:value-type="float" office:value="1968.5" table:style-name="ce1">
            <text:p>1968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.9" table:style-name="ce1">
            <text:p>5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116H13M17.000S" table:style-name="ce9">
            <text:p>12:13:17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688.2" table:style-name="ce1">
            <text:p>1688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.2" table:style-name="ce1">
            <text:p>1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116H13M47.000S" table:style-name="ce9">
            <text:p>12:13:47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573.2" table:style-name="ce1">
            <text:p>1573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4" table:style-name="ce1">
            <text:p>0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71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1.26389in" svg:width="13.11111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6.69444in" svg:width="13.11111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2116H12M17.000S" table:style-name="ce9">
            <text:p>12:12:1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6" table:style-name="ce1">
            <text:p>2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796" table:style-name="ce1">
            <text:p>5796</text:p>
          </table:table-cell>
          <table:table-cell office:value-type="float" office:value="0" table:style-name="ce1">
            <text:p>0</text:p>
          </table:table-cell>
          <table:table-cell office:value-type="float" office:value="4132" table:style-name="ce1">
            <text:p>4132</text:p>
          </table:table-cell>
          <table:table-cell office:value-type="float" office:value="861" table:style-name="ce1">
            <text:p>861</text:p>
          </table:table-cell>
          <table:table-cell office:value-type="float" office:value="-1" table:style-name="ce1">
            <text:p>-1</text:p>
          </table:table-cell>
          <table:table-cell office:value-type="float" office:value="37478" table:style-name="ce1">
            <text:p>3747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" table:style-name="ce1">
            <text:p>7</text:p>
          </table:table-cell>
          <table:table-cell table:number-columns-repeated="16346"/>
        </table:table-row>
        <table:table-row table:style-name="ro1">
          <table:table-cell office:value-type="time" office:time-value="PT982116H12M47.000S" table:style-name="ce9">
            <text:p>12:12:4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4" table:style-name="ce1">
            <text:p>7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-3952" table:style-name="ce1">
            <text:p>-395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-37478" table:style-name="ce1">
            <text:p>-374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table:number-columns-repeated="16346"/>
        </table:table-row>
        <table:table-row table:style-name="ro1">
          <table:table-cell office:value-type="time" office:time-value="PT982116H13M17.000S" table:style-name="ce9">
            <text:p>12:13:1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7" table:style-name="ce1">
            <text:p>7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49" table:style-name="ce1">
            <text:p>1749</text:p>
          </table:table-cell>
          <table:table-cell office:value-type="float" office:value="7" table:style-name="ce1">
            <text:p>7</text:p>
          </table:table-cell>
          <table:table-cell office:value-type="float" office:value="5586" table:style-name="ce1">
            <text:p>558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46"/>
        </table:table-row>
        <table:table-row table:style-name="ro1">
          <table:table-cell office:value-type="time" office:time-value="PT982116H13M47.000S" table:style-name="ce9">
            <text:p>12:13:4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5" table:style-name="ce1">
            <text:p>8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212" table:style-name="ce1">
            <text:p>-6212</text:p>
          </table:table-cell>
          <table:table-cell office:value-type="float" office:value="-3" table:style-name="ce1">
            <text:p>-3</text:p>
          </table:table-cell>
          <table:table-cell office:value-type="float" office:value="3113" table:style-name="ce1">
            <text:p>3113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46"/>
        </table:table-row>
        <table:table-row table:number-rows-repeated="1048571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13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2H12M17.000S" table:style-name="ce9">
            <text:p>12:12:17</text:p>
          </table:table-cell>
          <table:table-cell office:value-type="date" office:date-value="2012-01-13T00:00:00" table:style-name="ce3">
            <text:p>13-Jan-12</text:p>
          </table:table-cell>
          <table:table-cell office:value-type="time" office:time-value="PT982116H12M17.000S" table:style-name="ce10">
            <text:p>12: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2H12M47.000S" table:style-name="ce9">
            <text:p>12:12:47</text:p>
          </table:table-cell>
          <table:table-cell office:value-type="date" office:date-value="2012-01-13T00:00:00" table:style-name="ce3">
            <text:p>13-Jan-12</text:p>
          </table:table-cell>
          <table:table-cell office:value-type="time" office:time-value="PT982116H12M47.000S" table:style-name="ce10">
            <text:p>12: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2H13M17.000S" table:style-name="ce9">
            <text:p>12:13:17</text:p>
          </table:table-cell>
          <table:table-cell office:value-type="date" office:date-value="2012-01-13T00:00:00" table:style-name="ce3">
            <text:p>13-Jan-12</text:p>
          </table:table-cell>
          <table:table-cell office:value-type="time" office:time-value="PT982116H13M17.000S" table:style-name="ce10">
            <text:p>12: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2H13M47.000S" table:style-name="ce9">
            <text:p>12:13:47</text:p>
          </table:table-cell>
          <table:table-cell office:value-type="date" office:date-value="2012-01-13T00:00:00" table:style-name="ce3">
            <text:p>13-Jan-12</text:p>
          </table:table-cell>
          <table:table-cell office:value-type="time" office:time-value="PT982116H13M47.000S" table:style-name="ce10">
            <text:p>12:13</text:p>
          </table:table-cell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1.26389in" svg:width="13.11111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116H12M17.000S" table:style-name="ce9">
            <text:p>12:12:17</text:p>
          </table:table-cell>
          <table:table-cell office:value-type="float" office:value="2" table:style-name="ce1">
            <text:p>2</text:p>
          </table:table-cell>
          <table:table-cell office:value-type="float" office:value="0.3" table:style-name="ce1">
            <text:p>0.3</text:p>
          </table:table-cell>
          <table:table-cell office:value-type="float" office:value="0.2" table:style-name="ce1">
            <text:p>0.2</text:p>
          </table:table-cell>
          <table:table-cell office:value-type="float" office:value="97.5" table:style-name="ce1">
            <text:p>97.5</text:p>
          </table:table-cell>
          <table:table-cell office:value-type="float" office:value="2.2999999999999998" table:style-name="ce1">
            <text:p>2.3</text:p>
          </table:table-cell>
          <table:table-cell table:number-columns-repeated="16378"/>
        </table:table-row>
        <table:table-row table:style-name="ro1">
          <table:table-cell office:value-type="time" office:time-value="PT982116H12M47.000S" table:style-name="ce9">
            <text:p>12:12:47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2.7" table:style-name="ce1">
            <text:p>2.7</text:p>
          </table:table-cell>
          <table:table-cell office:value-type="float" office:value="1.7" table:style-name="ce1">
            <text:p>1.7</text:p>
          </table:table-cell>
          <table:table-cell office:value-type="float" office:value="78.2" table:style-name="ce1">
            <text:p>78.2</text:p>
          </table:table-cell>
          <table:table-cell office:value-type="float" office:value="20.099999999999998" table:style-name="ce1">
            <text:p>20.1</text:p>
          </table:table-cell>
          <table:table-cell table:number-columns-repeated="16378"/>
        </table:table-row>
        <table:table-row table:style-name="ro1">
          <table:table-cell office:value-type="time" office:time-value="PT982116H13M17.000S" table:style-name="ce9">
            <text:p>12:13:17</text:p>
          </table:table-cell>
          <table:table-cell office:value-type="float" office:value="28" table:style-name="ce1">
            <text:p>28</text:p>
          </table:table-cell>
          <table:table-cell office:value-type="float" office:value="4.5" table:style-name="ce1">
            <text:p>4.5</text:p>
          </table:table-cell>
          <table:table-cell office:value-type="float" office:value="2" table:style-name="ce1">
            <text:p>2</text:p>
          </table:table-cell>
          <table:table-cell office:value-type="float" office:value="65.5" table:style-name="ce1">
            <text:p>65.5</text:p>
          </table:table-cell>
          <table:table-cell office:value-type="float" office:value="32.5" table:style-name="ce1">
            <text:p>32.5</text:p>
          </table:table-cell>
          <table:table-cell table:number-columns-repeated="16378"/>
        </table:table-row>
        <table:table-row table:style-name="ro1">
          <table:table-cell office:value-type="time" office:time-value="PT982116H13M47.000S" table:style-name="ce9">
            <text:p>12:13:47</text:p>
          </table:table-cell>
          <table:table-cell office:value-type="float" office:value="20.8" table:style-name="ce1">
            <text:p>20.8</text:p>
          </table:table-cell>
          <table:table-cell office:value-type="float" office:value="3.9" table:style-name="ce1">
            <text:p>3.9</text:p>
          </table:table-cell>
          <table:table-cell office:value-type="float" office:value="3.8" table:style-name="ce1">
            <text:p>3.8</text:p>
          </table:table-cell>
          <table:table-cell office:value-type="float" office:value="71.5" table:style-name="ce1">
            <text:p>71.5</text:p>
          </table:table-cell>
          <table:table-cell office:value-type="float" office:value="24.7" table:style-name="ce1">
            <text:p>24.7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17.05" table:style-name="ce1">
            <text:p>17.05</text:p>
          </table:table-cell>
          <table:table-cell office:value-type="float" office:value="2.85" table:style-name="ce1">
            <text:p>2.85</text:p>
          </table:table-cell>
          <table:table-cell office:value-type="float" office:value="1.9249999999999998" table:style-name="ce1">
            <text:p>1.925</text:p>
          </table:table-cell>
          <table:table-cell office:value-type="float" office:value="78.174999999999997" table:style-name="ce1">
            <text:p>78.175</text:p>
          </table:table-cell>
          <table:table-cell office:value-type="float" office:value="19.899999999999999" table:style-name="ce1">
            <text:p>19.9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1.26389in" svg:width="13.11111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116H12M17.000S" table:style-name="ce9">
            <text:p>12:12:17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97.2" table:style-name="ce1">
            <text:p>97.2</text:p>
          </table:table-cell>
          <table:table-cell office:value-type="float" office:value="2.5" table:style-name="ce1">
            <text:p>2.5</text:p>
          </table:table-cell>
          <table:table-cell table:number-columns-repeated="16378"/>
        </table:table-row>
        <table:table-row table:style-name="ro1">
          <table:table-cell office:value-type="time" office:time-value="PT982116H12M47.000S" table:style-name="ce9">
            <text:p>12:12:47</text:p>
          </table:table-cell>
          <table:table-cell office:value-type="float" office:value="21" table:style-name="ce1">
            <text:p>21</text:p>
          </table:table-cell>
          <table:table-cell office:value-type="float" office:value="3.3" table:style-name="ce1">
            <text:p>3.3</text:p>
          </table:table-cell>
          <table:table-cell office:value-type="float" office:value="2.5" table:style-name="ce1">
            <text:p>2.5</text:p>
          </table:table-cell>
          <table:table-cell office:value-type="float" office:value="73.2" table:style-name="ce1">
            <text:p>73.2</text:p>
          </table:table-cell>
          <table:table-cell office:value-type="float" office:value="24.3" table:style-name="ce1">
            <text:p>24.3</text:p>
          </table:table-cell>
          <table:table-cell table:number-columns-repeated="16378"/>
        </table:table-row>
        <table:table-row table:style-name="ro1">
          <table:table-cell office:value-type="time" office:time-value="PT982116H13M17.000S" table:style-name="ce9">
            <text:p>12:13:17</text:p>
          </table:table-cell>
          <table:table-cell office:value-type="float" office:value="39.200000000000003" table:style-name="ce1">
            <text:p>39.2</text:p>
          </table:table-cell>
          <table:table-cell office:value-type="float" office:value="4.7" table:style-name="ce1">
            <text:p>4.7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53.8" table:style-name="ce1">
            <text:p>53.8</text:p>
          </table:table-cell>
          <table:table-cell office:value-type="float" office:value="43.900000000000006" table:style-name="ce1">
            <text:p>43.9</text:p>
          </table:table-cell>
          <table:table-cell table:number-columns-repeated="16378"/>
        </table:table-row>
        <table:table-row table:style-name="ro1">
          <table:table-cell office:value-type="time" office:time-value="PT982116H13M47.000S" table:style-name="ce9">
            <text:p>12:13:47</text:p>
          </table:table-cell>
          <table:table-cell office:value-type="float" office:value="24.4" table:style-name="ce1">
            <text:p>24.4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3.3" table:style-name="ce1">
            <text:p>3.3</text:p>
          </table:table-cell>
          <table:table-cell office:value-type="float" office:value="68.2" table:style-name="ce1">
            <text:p>68.2</text:p>
          </table:table-cell>
          <table:table-cell office:value-type="float" office:value="28.5" table:style-name="ce1">
            <text:p>28.5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21.725000000000001" table:style-name="ce1">
            <text:p>21.725</text:p>
          </table:table-cell>
          <table:table-cell office:value-type="float" office:value="3.0749999999999997" table:style-name="ce1">
            <text:p>3.075</text:p>
          </table:table-cell>
          <table:table-cell office:value-type="float" office:value="2.0999999999999996" table:style-name="ce1">
            <text:p>2.1</text:p>
          </table:table-cell>
          <table:table-cell office:value-type="float" office:value="73.099999999999994" table:style-name="ce1">
            <text:p>73.1</text:p>
          </table:table-cell>
          <table:table-cell office:value-type="float" office:value="24.8" table:style-name="ce1">
            <text:p>24.8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1.26389in" svg:width="13.11111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116H12M17.000S" table:style-name="ce9">
            <text:p>12:12:17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97.2" table:style-name="ce1">
            <text:p>97.2</text:p>
          </table:table-cell>
          <table:table-cell office:value-type="float" office:value="2.5" table:style-name="ce1">
            <text:p>2.5</text:p>
          </table:table-cell>
          <table:table-cell table:number-columns-repeated="16378"/>
        </table:table-row>
        <table:table-row table:style-name="ro1">
          <table:table-cell office:value-type="time" office:time-value="PT982116H12M47.000S" table:style-name="ce9">
            <text:p>12:12:47</text:p>
          </table:table-cell>
          <table:table-cell office:value-type="float" office:value="20.5" table:style-name="ce1">
            <text:p>20.5</text:p>
          </table:table-cell>
          <table:table-cell office:value-type="float" office:value="2.9" table:style-name="ce1">
            <text:p>2.9</text:p>
          </table:table-cell>
          <table:table-cell office:value-type="float" office:value="2.8" table:style-name="ce1">
            <text:p>2.8</text:p>
          </table:table-cell>
          <table:table-cell office:value-type="float" office:value="73.8" table:style-name="ce1">
            <text:p>73.8</text:p>
          </table:table-cell>
          <table:table-cell office:value-type="float" office:value="23.4" table:style-name="ce1">
            <text:p>23.4</text:p>
          </table:table-cell>
          <table:table-cell table:number-columns-repeated="16378"/>
        </table:table-row>
        <table:table-row table:style-name="ro1">
          <table:table-cell office:value-type="time" office:time-value="PT982116H13M17.000S" table:style-name="ce9">
            <text:p>12:13:17</text:p>
          </table:table-cell>
          <table:table-cell office:value-type="float" office:value="40.1" table:style-name="ce1">
            <text:p>40.1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3.4" table:style-name="ce1">
            <text:p>3.4</text:p>
          </table:table-cell>
          <table:table-cell office:value-type="float" office:value="52.1" table:style-name="ce1">
            <text:p>52.1</text:p>
          </table:table-cell>
          <table:table-cell office:value-type="float" office:value="44.5" table:style-name="ce1">
            <text:p>44.5</text:p>
          </table:table-cell>
          <table:table-cell table:number-columns-repeated="16378"/>
        </table:table-row>
        <table:table-row table:style-name="ro1">
          <table:table-cell office:value-type="time" office:time-value="PT982116H13M47.000S" table:style-name="ce9">
            <text:p>12:13:47</text:p>
          </table:table-cell>
          <table:table-cell office:value-type="float" office:value="24.1" table:style-name="ce1">
            <text:p>24.1</text:p>
          </table:table-cell>
          <table:table-cell office:value-type="float" office:value="3.8" table:style-name="ce1">
            <text:p>3.8</text:p>
          </table:table-cell>
          <table:table-cell office:value-type="float" office:value="3.1" table:style-name="ce1">
            <text:p>3.1</text:p>
          </table:table-cell>
          <table:table-cell office:value-type="float" office:value="69" table:style-name="ce1">
            <text:p>69</text:p>
          </table:table-cell>
          <table:table-cell office:value-type="float" office:value="27.900000000000002" table:style-name="ce1">
            <text:p>27.9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21.725000000000001" table:style-name="ce1">
            <text:p>21.725</text:p>
          </table:table-cell>
          <table:table-cell office:value-type="float" office:value="2.8499999999999996" table:style-name="ce1">
            <text:p>2.85</text:p>
          </table:table-cell>
          <table:table-cell office:value-type="float" office:value="2.4" table:style-name="ce1">
            <text:p>2.4</text:p>
          </table:table-cell>
          <table:table-cell office:value-type="float" office:value="73.025000000000006" table:style-name="ce1">
            <text:p>73.025</text:p>
          </table:table-cell>
          <table:table-cell office:value-type="float" office:value="24.575000000000003" table:style-name="ce1">
            <text:p>24.575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1.26389in" svg:width="13.11111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116H12M17.000S" table:style-name="ce9">
            <text:p>12:12:17</text:p>
          </table:table-cell>
          <table:table-cell office:value-type="float" office:value="2.1" table:style-name="ce1">
            <text:p>2.1</text:p>
          </table:table-cell>
          <table:table-cell office:value-type="float" office:value="0.3" table:style-name="ce1">
            <text:p>0.3</text:p>
          </table:table-cell>
          <table:table-cell office:value-type="float" office:value="0.6" table:style-name="ce1">
            <text:p>0.6</text:p>
          </table:table-cell>
          <table:table-cell office:value-type="float" office:value="97" table:style-name="ce1">
            <text:p>97</text:p>
          </table:table-cell>
          <table:table-cell office:value-type="float" office:value="2.4" table:style-name="ce1">
            <text:p>2.4</text:p>
          </table:table-cell>
          <table:table-cell table:number-columns-repeated="16378"/>
        </table:table-row>
        <table:table-row table:style-name="ro1">
          <table:table-cell office:value-type="time" office:time-value="PT982116H12M47.000S" table:style-name="ce9">
            <text:p>12:12:47</text:p>
          </table:table-cell>
          <table:table-cell office:value-type="float" office:value="19.2" table:style-name="ce1">
            <text:p>19.2</text:p>
          </table:table-cell>
          <table:table-cell office:value-type="float" office:value="3.6" table:style-name="ce1">
            <text:p>3.6</text:p>
          </table:table-cell>
          <table:table-cell office:value-type="float" office:value="24.9" table:style-name="ce1">
            <text:p>24.9</text:p>
          </table:table-cell>
          <table:table-cell office:value-type="float" office:value="52.2" table:style-name="ce1">
            <text:p>52.2</text:p>
          </table:table-cell>
          <table:table-cell office:value-type="float" office:value="22.8" table:style-name="ce1">
            <text:p>22.8</text:p>
          </table:table-cell>
          <table:table-cell table:number-columns-repeated="16378"/>
        </table:table-row>
        <table:table-row table:style-name="ro1">
          <table:table-cell office:value-type="time" office:time-value="PT982116H13M17.000S" table:style-name="ce9">
            <text:p>12:13:17</text:p>
          </table:table-cell>
          <table:table-cell office:value-type="float" office:value="40.6" table:style-name="ce1">
            <text:p>40.6</text:p>
          </table:table-cell>
          <table:table-cell office:value-type="float" office:value="8" table:style-name="ce1">
            <text:p>8</text:p>
          </table:table-cell>
          <table:table-cell office:value-type="float" office:value="36.299999999999997" table:style-name="ce1">
            <text:p>36.3</text:p>
          </table:table-cell>
          <table:table-cell office:value-type="float" office:value="15.1" table:style-name="ce1">
            <text:p>15.1</text:p>
          </table:table-cell>
          <table:table-cell office:value-type="float" office:value="48.6" table:style-name="ce1">
            <text:p>48.6</text:p>
          </table:table-cell>
          <table:table-cell table:number-columns-repeated="16378"/>
        </table:table-row>
        <table:table-row table:style-name="ro1">
          <table:table-cell office:value-type="time" office:time-value="PT982116H13M47.000S" table:style-name="ce9">
            <text:p>12:13:47</text:p>
          </table:table-cell>
          <table:table-cell office:value-type="float" office:value="23.4" table:style-name="ce1">
            <text:p>23.4</text:p>
          </table:table-cell>
          <table:table-cell office:value-type="float" office:value="7.4" table:style-name="ce1">
            <text:p>7.4</text:p>
          </table:table-cell>
          <table:table-cell office:value-type="float" office:value="49.5" table:style-name="ce1">
            <text:p>49.5</text:p>
          </table:table-cell>
          <table:table-cell office:value-type="float" office:value="19.8" table:style-name="ce1">
            <text:p>19.8</text:p>
          </table:table-cell>
          <table:table-cell office:value-type="float" office:value="30.799999999999997" table:style-name="ce1">
            <text:p>30.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21.325000000000003" table:style-name="ce1">
            <text:p>21.325</text:p>
          </table:table-cell>
          <table:table-cell office:value-type="float" office:value="4.8250000000000002" table:style-name="ce1">
            <text:p>4.825</text:p>
          </table:table-cell>
          <table:table-cell office:value-type="float" office:value="27.824999999999999" table:style-name="ce1">
            <text:p>27.825</text:p>
          </table:table-cell>
          <table:table-cell office:value-type="float" office:value="46.024999999999999" table:style-name="ce1">
            <text:p>46.025</text:p>
          </table:table-cell>
          <table:table-cell office:value-type="float" office:value="26.15" table:style-name="ce1">
            <text:p>26.15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0" table:contains-header="false" table:orientation="column">
          <table:sort>
            <table:sort-by table:field-number="9" table:order="descending"/>
          </table:sort>
        </table:database-range>
        <table:database-range table:target-range-address="DISKBUSY.B1:DISKBUSY.E10" table:contains-header="false" table:orientation="column">
          <table:sort>
            <table:sort-by table:field-number="9" table:order="descending"/>
          </table:sort>
        </table:database-range>
        <table:database-range table:target-range-address="DISKREAD.B1:DISKREAD.E10" table:contains-header="false" table:orientation="column">
          <table:sort>
            <table:sort-by table:field-number="9" table:order="descending"/>
          </table:sort>
        </table:database-range>
        <table:database-range table:target-range-address="DISKWRITE.B1:DISKWRITE.E10" table:contains-header="false" table:orientation="column">
          <table:sort>
            <table:sort-by table:field-number="9" table:order="descending"/>
          </table:sort>
        </table:database-range>
        <table:database-range table:target-range-address="DISKXFER.B1:DISKXFER.E10" table:contains-header="false" table:orientation="column">
          <table:sort>
            <table:sort-by table:field-number="9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four</meta:initial-creator>
    <dc:creator>Afour</dc:creator>
    <meta:creation-date>2012-01-13T09:53:20Z</meta:creation-date>
    <dc:date>2012-01-13T09:53:3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System Summary ubuntuServer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5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5" chart:class="chart:line" chart:attached-axis="primary-y" chart:style-name="G0S0">
            <chart:data-point chart:repeated="4"/>
          </chart:series>
          <chart:series chart:values-cell-range-address="DISK_SUMM.$D$2:.$D$5" chart:class="chart:line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%Busy JMeter_Test_26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5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5" chart:class="chart:line" chart:attached-axis="primary-y" chart:style-name="G0S0">
            <chart:data-point chart:repeated="4"/>
          </chart:series>
          <chart:series chart:label-cell-address="DISKBUSY.$C$1" chart:values-cell-range-address="DISKBUSY.$C$2:.$C$5" chart:class="chart:line" chart:attached-axis="primary-y" chart:style-name="G0S1">
            <chart:data-point chart:repeated="4"/>
          </chart:series>
          <chart:series chart:label-cell-address="DISKBUSY.$D$1" chart:values-cell-range-address="DISKBUSY.$D$2:.$D$5" chart:class="chart:line" chart:attached-axis="primary-y" chart:style-name="G0S2">
            <chart:data-point chart:repeated="4"/>
          </chart:series>
          <chart:series chart:label-cell-address="DISKBUSY.$E$1" chart:values-cell-range-address="DISKBUSY.$E$2:.$E$5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Read KB/s JMeter_Test_26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7:.$E$7" chart:class="chart:bar" chart:attached-axis="primary-y" chart:style-name="G0S0">
            <chart:data-point chart:repeated="4"/>
          </chart:series>
          <chart:series chart:values-cell-range-address="DISKREAD.$B$8:.$E$8" chart:class="chart:bar" chart:attached-axis="primary-y" chart:style-name="G0S1">
            <chart:data-point chart:repeated="4"/>
          </chart:series>
          <chart:series chart:values-cell-range-address="DISKREAD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Read KB/s JMeter_Test_26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5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5" chart:class="chart:line" chart:attached-axis="primary-y" chart:style-name="G0S0">
            <chart:data-point chart:repeated="4"/>
          </chart:series>
          <chart:series chart:label-cell-address="DISKREAD.$C$1" chart:values-cell-range-address="DISKREAD.$C$2:.$C$5" chart:class="chart:line" chart:attached-axis="primary-y" chart:style-name="G0S1">
            <chart:data-point chart:repeated="4"/>
          </chart:series>
          <chart:series chart:label-cell-address="DISKREAD.$D$1" chart:values-cell-range-address="DISKREAD.$D$2:.$D$5" chart:class="chart:line" chart:attached-axis="primary-y" chart:style-name="G0S2">
            <chart:data-point chart:repeated="4"/>
          </chart:series>
          <chart:series chart:label-cell-address="DISKREAD.$E$1" chart:values-cell-range-address="DISKREAD.$E$2:.$E$5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Write KB/s JMeter_Test_26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7:.$E$7" chart:class="chart:bar" chart:attached-axis="primary-y" chart:style-name="G0S0">
            <chart:data-point chart:repeated="4"/>
          </chart:series>
          <chart:series chart:values-cell-range-address="DISKWRITE.$B$8:.$E$8" chart:class="chart:bar" chart:attached-axis="primary-y" chart:style-name="G0S1">
            <chart:data-point chart:repeated="4"/>
          </chart:series>
          <chart:series chart:values-cell-range-address="DISKWRITE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Write KB/s JMeter_Test_26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5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5" chart:class="chart:line" chart:attached-axis="primary-y" chart:style-name="G0S0">
            <chart:data-point chart:repeated="4"/>
          </chart:series>
          <chart:series chart:label-cell-address="DISKWRITE.$C$1" chart:values-cell-range-address="DISKWRITE.$C$2:.$C$5" chart:class="chart:line" chart:attached-axis="primary-y" chart:style-name="G0S1">
            <chart:data-point chart:repeated="4"/>
          </chart:series>
          <chart:series chart:label-cell-address="DISKWRITE.$D$1" chart:values-cell-range-address="DISKWRITE.$D$2:.$D$5" chart:class="chart:line" chart:attached-axis="primary-y" chart:style-name="G0S2">
            <chart:data-point chart:repeated="4"/>
          </chart:series>
          <chart:series chart:label-cell-address="DISKWRITE.$E$1" chart:values-cell-range-address="DISKWRITE.$E$2:.$E$5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ransfers per second JMeter_Test_26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7:.$E$7" chart:class="chart:bar" chart:attached-axis="primary-y" chart:style-name="G0S0">
            <chart:data-point chart:repeated="4"/>
          </chart:series>
          <chart:series chart:values-cell-range-address="DISKXFER.$B$8:.$E$8" chart:class="chart:bar" chart:attached-axis="primary-y" chart:style-name="G0S1">
            <chart:data-point chart:repeated="4"/>
          </chart:series>
          <chart:series chart:values-cell-range-address="DISKXFER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transfers per second JMeter_Test_26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5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5" chart:class="chart:line" chart:attached-axis="primary-y" chart:style-name="G0S0">
            <chart:data-point chart:repeated="4"/>
          </chart:series>
          <chart:series chart:label-cell-address="DISKXFER.$C$1" chart:values-cell-range-address="DISKXFER.$C$2:.$C$5" chart:class="chart:line" chart:attached-axis="primary-y" chart:style-name="G0S1">
            <chart:data-point chart:repeated="4"/>
          </chart:series>
          <chart:series chart:label-cell-address="DISKXFER.$D$1" chart:values-cell-range-address="DISKXFER.$D$2:.$D$5" chart:class="chart:line" chart:attached-axis="primary-y" chart:style-name="G0S2">
            <chart:data-point chart:repeated="4"/>
          </chart:series>
          <chart:series chart:label-cell-address="DISKXFER.$E$1" chart:values-cell-range-address="DISKXFER.$E$2:.$E$5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JFS Filespace %Used ubuntuServer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7" chart:values-cell-range-address="JFSFILE.$B$7:.$F$7" chart:class="chart:bar" chart:attached-axis="primary-y" chart:style-name="G0S0">
            <chart:data-point chart:repeated="5"/>
          </chart:series>
          <chart:series chart:label-cell-address="JFSFILE.$A$8" chart:values-cell-range-address="JFSFILE.$B$8:.$F$8" chart:class="chart:bar" chart:attached-axis="primary-y" chart:style-name="G0S1">
            <chart:data-point chart:repeated="5"/>
          </chart:series>
          <chart:series chart:label-cell-address="JFSFILE.$A$9" chart:values-cell-range-address="JFSFILE.$B$9:.$F$9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Memory MB JMeter_Test_26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5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5" chart:class="chart:line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5"/>
          </chart:axis>
          <chart:axis chart:dimension="y" chart:name="primary-y" chart:style-name="Axs1"/>
          <chart:series chart:label-cell-address="MEM.$B$1" chart:values-cell-range-address="MEM.$B$2:.$B$5" chart:class="chart:area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Total JMeter_Test_26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5"/>
          </chart:axis>
          <chart:axis chart:dimension="y" chart:name="primary-y" chart:style-name="Axs1"/>
          <chart:series chart:label-cell-address="CPU_ALL.$B$1" chart:values-cell-range-address="CPU_ALL.$B$2:.$B$5" chart:class="chart:area" chart:attached-axis="primary-y" chart:style-name="G0S0">
            <chart:data-point chart:repeated="4"/>
          </chart:series>
          <chart:series chart:label-cell-address="CPU_ALL.$C$1" chart:values-cell-range-address="CPU_ALL.$C$2:.$C$5" chart:class="chart:area" chart:attached-axis="primary-y" chart:style-name="G0S1">
            <chart:data-point chart:repeated="4"/>
          </chart:series>
          <chart:series chart:label-cell-address="CPU_ALL.$D$1" chart:values-cell-range-address="CPU_ALL.$D$2:.$D$5" chart:class="chart:area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260_Threads (KB/s) - 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5"/>
          </chart:axis>
          <chart:axis chart:dimension="y" chart:name="primary-y" chart:style-name="Axs1"/>
          <chart:series chart:label-cell-address="NET.$I$1" chart:values-cell-range-address="NET.$I$2:.$I$5" chart:class="chart:area" chart:attached-axis="primary-y" chart:style-name="G0S1">
            <chart:data-point chart:repeated="4"/>
          </chart:series>
          <chart:series chart:label-cell-address="NET.$H$1" chart:values-cell-range-address="NET.$H$2:.$H$5" chart:class="chart:area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I/O JMeter_Test_260_Threads (KB/s)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7" chart:values-cell-range-address="NET.$B$7:.$E$7" chart:class="chart:bar" chart:attached-axis="primary-y" chart:style-name="G0S0">
            <chart:data-point chart:repeated="4"/>
          </chart:series>
          <chart:series chart:label-cell-address="NET.$A$8" chart:values-cell-range-address="NET.$B$8:.$E$8" chart:class="chart:bar" chart:attached-axis="primary-y" chart:style-name="G0S1">
            <chart:data-point chart:repeated="4"/>
          </chart:series>
          <chart:series chart:label-cell-address="NET.$A$9" chart:values-cell-range-address="NET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260_Threads (KB/s)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5"/>
          </chart:axis>
          <chart:axis chart:dimension="y" chart:name="primary-y" chart:style-name="Axs1"/>
          <chart:series chart:label-cell-address="NET.$B$1" chart:values-cell-range-address="NET.$B$2:.$B$5" chart:class="chart:area" chart:attached-axis="primary-y" chart:style-name="G0S0">
            <chart:data-point chart:repeated="4"/>
          </chart:series>
          <chart:series chart:label-cell-address="NET.$C$1" chart:values-cell-range-address="NET.$C$2:.$C$5" chart:class="chart:area" chart:attached-axis="primary-y" chart:style-name="G0S1">
            <chart:data-point chart:repeated="4"/>
          </chart:series>
          <chart:series chart:label-cell-address="NET.$D$1" chart:values-cell-range-address="NET.$D$2:.$D$5" chart:class="chart:area" chart:attached-axis="primary-y" chart:style-name="G0S2">
            <chart:data-point chart:repeated="4"/>
          </chart:series>
          <chart:series chart:label-cell-address="NET.$E$1" chart:values-cell-range-address="NET.$E$2:.$E$5" chart:class="chart:area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Packets JMeter_Test_26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7" chart:values-cell-range-address="NETPACKET.$B$7:.$E$7" chart:class="chart:bar" chart:attached-axis="primary-y" chart:style-name="G0S0">
            <chart:data-point chart:repeated="4"/>
          </chart:series>
          <chart:series chart:label-cell-address="NETPACKET.$A$8" chart:values-cell-range-address="NETPACKET.$B$8:.$E$8" chart:class="chart:bar" chart:attached-axis="primary-y" chart:style-name="G0S1">
            <chart:data-point chart:repeated="4"/>
          </chart:series>
          <chart:series chart:label-cell-address="NETPACKET.$A$9" chart:values-cell-range-address="NETPACKET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Network Packets JMeter_Test_26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5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5" chart:class="chart:line" chart:attached-axis="primary-y" chart:style-name="G0S0">
            <chart:data-point chart:repeated="4"/>
          </chart:series>
          <chart:series chart:label-cell-address="NETPACKET.$C$1" chart:values-cell-range-address="NETPACKET.$C$2:.$C$5" chart:class="chart:line" chart:attached-axis="primary-y" chart:style-name="G0S1">
            <chart:data-point chart:repeated="4"/>
          </chart:series>
          <chart:series chart:label-cell-address="NETPACKET.$D$1" chart:values-cell-range-address="NETPACKET.$D$2:.$D$5" chart:class="chart:line" chart:attached-axis="primary-y" chart:style-name="G0S2">
            <chart:data-point chart:repeated="4"/>
          </chart:series>
          <chart:series chart:label-cell-address="NETPACKET.$E$1" chart:values-cell-range-address="NETPACKET.$E$2:.$E$5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26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5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5" chart:class="chart:line" chart:attached-axis="primary-y" chart:style-name="G0S0">
            <chart:data-point chart:repeated="4"/>
          </chart:series>
          <chart:series chart:label-cell-address="PROC.$C$1" chart:values-cell-range-address="PROC.$C$2:.$C$5" chart:class="chart:line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26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5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5" chart:class="chart:line" chart:attached-axis="primary-y" chart:style-name="G0S0">
            <chart:data-point chart:repeated="4"/>
          </chart:series>
          <chart:series chart:values-cell-range-address="PROC.$E$2:.$E$5" chart:class="chart:line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26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5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5" chart:class="chart:line" chart:attached-axis="primary-y" chart:style-name="G0S0">
            <chart:data-point chart:repeated="4"/>
          </chart:series>
          <chart:series chart:values-cell-range-address="PROC.$I$2:.$I$5" chart:class="chart:line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File-backed paging (kByes/sec) ubuntuServer 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5"/>
          </chart:axis>
          <chart:axis chart:dimension="y" chart:name="primary-y" chart:style-name="Axs1"/>
          <chart:series chart:label-cell-address="VM.$H$1" chart:values-cell-range-address="VM.$H$2:.$H$5" chart:class="chart:area" chart:attached-axis="primary-y" chart:style-name="G0S0">
            <chart:data-point chart:repeated="4"/>
          </chart:series>
          <chart:series chart:label-cell-address="VM.$I$1" chart:values-cell-range-address="VM.$I$2:.$I$5" chart:class="chart:area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Swap-space activity (kBytes/sec) ubuntuServer 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5"/>
          </chart:axis>
          <chart:axis chart:dimension="y" chart:name="primary-y" chart:style-name="Axs1"/>
          <chart:series chart:label-cell-address="VM.$J$1" chart:values-cell-range-address="VM.$J$2:.$J$5" chart:class="chart:area" chart:attached-axis="primary-y" chart:style-name="G0S0">
            <chart:data-point chart:repeated="4"/>
          </chart:series>
          <chart:series chart:label-cell-address="VM.$K$1" chart:values-cell-range-address="VM.$K$2:.$K$5" chart:class="chart:area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5"/>
          </chart:axis>
          <chart:axis chart:dimension="y" chart:name="primary-y" chart:style-name="Axs1"/>
          <chart:series chart:label-cell-address="CPU_ALL.$G$1" chart:values-cell-range-address="CPU_ALL.$G$2:.$G$5" chart:class="chart:area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1 JMeter_Test_26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5"/>
          </chart:axis>
          <chart:axis chart:dimension="y" chart:name="primary-y" chart:style-name="Axs1"/>
          <chart:series chart:label-cell-address="CPU01.$B$1" chart:values-cell-range-address="CPU01.$B$2:.$B$5" chart:class="chart:area" chart:attached-axis="primary-y" chart:style-name="G0S0">
            <chart:data-point chart:repeated="4"/>
          </chart:series>
          <chart:series chart:label-cell-address="CPU01.$C$1" chart:values-cell-range-address="CPU01.$C$2:.$C$5" chart:class="chart:area" chart:attached-axis="primary-y" chart:style-name="G0S1">
            <chart:data-point chart:repeated="4"/>
          </chart:series>
          <chart:series chart:label-cell-address="CPU01.$D$1" chart:values-cell-range-address="CPU01.$D$2:.$D$5" chart:class="chart:area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2 JMeter_Test_26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5"/>
          </chart:axis>
          <chart:axis chart:dimension="y" chart:name="primary-y" chart:style-name="Axs1"/>
          <chart:series chart:label-cell-address="CPU02.$B$1" chart:values-cell-range-address="CPU02.$B$2:.$B$5" chart:class="chart:area" chart:attached-axis="primary-y" chart:style-name="G0S0">
            <chart:data-point chart:repeated="4"/>
          </chart:series>
          <chart:series chart:label-cell-address="CPU02.$C$1" chart:values-cell-range-address="CPU02.$C$2:.$C$5" chart:class="chart:area" chart:attached-axis="primary-y" chart:style-name="G0S1">
            <chart:data-point chart:repeated="4"/>
          </chart:series>
          <chart:series chart:label-cell-address="CPU02.$D$1" chart:values-cell-range-address="CPU02.$D$2:.$D$5" chart:class="chart:area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3 JMeter_Test_26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5"/>
          </chart:axis>
          <chart:axis chart:dimension="y" chart:name="primary-y" chart:style-name="Axs1"/>
          <chart:series chart:label-cell-address="CPU03.$B$1" chart:values-cell-range-address="CPU03.$B$2:.$B$5" chart:class="chart:area" chart:attached-axis="primary-y" chart:style-name="G0S0">
            <chart:data-point chart:repeated="4"/>
          </chart:series>
          <chart:series chart:label-cell-address="CPU03.$C$1" chart:values-cell-range-address="CPU03.$C$2:.$C$5" chart:class="chart:area" chart:attached-axis="primary-y" chart:style-name="G0S1">
            <chart:data-point chart:repeated="4"/>
          </chart:series>
          <chart:series chart:label-cell-address="CPU03.$D$1" chart:values-cell-range-address="CPU03.$D$2:.$D$5" chart:class="chart:area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4 JMeter_Test_26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5"/>
          </chart:axis>
          <chart:axis chart:dimension="y" chart:name="primary-y" chart:style-name="Axs1"/>
          <chart:series chart:label-cell-address="CPU04.$B$1" chart:values-cell-range-address="CPU04.$B$2:.$B$5" chart:class="chart:area" chart:attached-axis="primary-y" chart:style-name="G0S0">
            <chart:data-point chart:repeated="4"/>
          </chart:series>
          <chart:series chart:label-cell-address="CPU04.$C$1" chart:values-cell-range-address="CPU04.$C$2:.$C$5" chart:class="chart:area" chart:attached-axis="primary-y" chart:style-name="G0S1">
            <chart:data-point chart:repeated="4"/>
          </chart:series>
          <chart:series chart:label-cell-address="CPU04.$D$1" chart:values-cell-range-address="CPU04.$D$2:.$D$5" chart:class="chart:area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CPU by Processor ubuntuServer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Disk total KB/s JMeter_Test_260_Threads - 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5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5" chart:class="chart:area" chart:attached-axis="primary-y" chart:style-name="G0S0">
            <chart:data-point chart:repeated="4"/>
          </chart:series>
          <chart:series chart:label-cell-address="DISK_SUMM.$C$1" chart:values-cell-range-address="DISK_SUMM.$C$2:.$C$5" chart:class="chart:area" chart:attached-axis="primary-y" chart:style-name="G0S1">
            <chart:data-point chart:repeated="4"/>
          </chart:series>
          <chart:series chart:values-cell-range-address="DISK_SUMM.$D$2:.$D$5" chart:class="chart:line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otal KB/s JMeter_Test_26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7" chart:values-cell-range-address="DISK_SUMM.$B$7:.$D$7" chart:class="chart:bar" chart:attached-axis="primary-y" chart:style-name="G0S0">
            <chart:data-point chart:repeated="3"/>
          </chart:series>
          <chart:series chart:label-cell-address="DISK_SUMM.$A$8" chart:values-cell-range-address="DISK_SUMM.$B$8:.$D$8" chart:class="chart:bar" chart:attached-axis="primary-y" chart:style-name="G0S1">
            <chart:data-point chart:repeated="3"/>
          </chart:series>
          <chart:series chart:label-cell-address="DISK_SUMM.$A$9" chart:values-cell-range-address="DISK_SUMM.$B$9:.$D$9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Block Size JMeter_Test_260_Threads (Kbytes)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7:.$E$7" chart:class="chart:bar" chart:attached-axis="primary-y" chart:style-name="G0S0">
            <chart:data-point chart:repeated="4"/>
          </chart:series>
          <chart:series chart:values-cell-range-address="DISKBSIZE.$B$8:.$E$8" chart:class="chart:bar" chart:attached-axis="primary-y" chart:style-name="G0S1">
            <chart:data-point chart:repeated="4"/>
          </chart:series>
          <chart:series chart:values-cell-range-address="DISKBSIZE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Block Size JMeter_Test_260_Threads (Kbytes)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5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5" chart:class="chart:line" chart:attached-axis="primary-y" chart:style-name="G0S0">
            <chart:data-point chart:repeated="4"/>
          </chart:series>
          <chart:series chart:label-cell-address="DISKBSIZE.$C$1" chart:values-cell-range-address="DISKBSIZE.$C$2:.$C$5" chart:class="chart:line" chart:attached-axis="primary-y" chart:style-name="G0S1">
            <chart:data-point chart:repeated="4"/>
          </chart:series>
          <chart:series chart:label-cell-address="DISKBSIZE.$D$1" chart:values-cell-range-address="DISKBSIZE.$D$2:.$D$5" chart:class="chart:line" chart:attached-axis="primary-y" chart:style-name="G0S2">
            <chart:data-point chart:repeated="4"/>
          </chart:series>
          <chart:series chart:label-cell-address="DISKBSIZE.$E$1" chart:values-cell-range-address="DISKBSIZE.$E$2:.$E$5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%Busy JMeter_Test_260_Threads <text:s text:c="1"/>1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7:.$E$7" chart:class="chart:bar" chart:attached-axis="primary-y" chart:style-name="G0S0">
            <chart:data-point chart:repeated="4"/>
          </chart:series>
          <chart:series chart:values-cell-range-address="DISKBUSY.$B$8:.$E$8" chart:class="chart:bar" chart:attached-axis="primary-y" chart:style-name="G0S1">
            <chart:data-point chart:repeated="4"/>
          </chart:series>
          <chart:series chart:values-cell-range-address="DISKBUSY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